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ardana" svg:font-family="Vardana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26cm"/>
    </style:style>
    <style:style style:name="co2" style:family="table-column">
      <style:table-column-properties fo:break-before="auto" style:column-width="5.935cm"/>
    </style:style>
    <style:style style:name="co3" style:family="table-column">
      <style:table-column-properties fo:break-before="auto" style:column-width="5.412cm"/>
    </style:style>
    <style:style style:name="co4" style:family="table-column">
      <style:table-column-properties fo:break-before="auto" style:column-width="6.78cm"/>
    </style:style>
    <style:style style:name="co5" style:family="table-column">
      <style:table-column-properties fo:break-before="auto" style:column-width="6.862cm"/>
    </style:style>
    <style:style style:name="co6" style:family="table-column">
      <style:table-column-properties fo:break-before="auto" style:column-width="6.944cm"/>
    </style:style>
    <style:style style:name="co7" style:family="table-column">
      <style:table-column-properties fo:break-before="auto" style:column-width="5.092cm"/>
    </style:style>
    <style:style style:name="co8" style:family="table-column">
      <style:table-column-properties fo:break-before="auto" style:column-width="2.254cm"/>
    </style:style>
    <style:style style:name="co9" style:family="table-column">
      <style:table-column-properties fo:break-before="auto" style:column-width="2.66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669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22cm" fo:break-before="auto" style:use-optimal-row-height="false"/>
    </style:style>
    <style:style style:name="ro6" style:family="table-row">
      <style:table-row-properties style:row-height="0.61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2.429cm" fo:break-before="auto" style:use-optimal-row-height="false"/>
    </style:style>
    <style:style style:name="ro9" style:family="table-row">
      <style:table-row-properties style:row-height="2.14cm" fo:break-before="auto" style:use-optimal-row-height="false"/>
    </style:style>
    <style:style style:name="ro10" style:family="table-row">
      <style:table-row-properties style:row-height="2.314cm" fo:break-before="auto" style:use-optimal-row-height="false"/>
    </style:style>
    <style:style style:name="ro11" style:family="table-row">
      <style:table-row-properties style:row-height="2.342cm" fo:break-before="auto" style:use-optimal-row-height="false"/>
    </style:style>
    <style:style style:name="ro12" style:family="table-row">
      <style:table-row-properties style:row-height="1.995cm" fo:break-before="auto" style:use-optimal-row-height="false"/>
    </style:style>
    <style:style style:name="ro13" style:family="table-row">
      <style:table-row-properties style:row-height="1.88cm" fo:break-before="auto" style:use-optimal-row-height="false"/>
    </style:style>
    <style:style style:name="ro14" style:family="table-row">
      <style:table-row-properties style:row-height="2.459cm" fo:break-before="auto" style:use-optimal-row-height="false"/>
    </style:style>
    <style:style style:name="ro15" style:family="table-row">
      <style:table-row-properties style:row-height="2.081cm" fo:break-before="auto" style:use-optimal-row-height="false"/>
    </style:style>
    <style:style style:name="ro16" style:family="table-row">
      <style:table-row-properties style:row-height="2.401cm" fo:break-before="auto" style:use-optimal-row-height="false"/>
    </style:style>
    <style:style style:name="ro17" style:family="table-row">
      <style:table-row-properties style:row-height="2.284cm" fo:break-before="auto" style:use-optimal-row-height="false"/>
    </style:style>
    <style:style style:name="ro18" style:family="table-row">
      <style:table-row-properties style:row-height="2.17cm" fo:break-before="auto" style:use-optimal-row-height="false"/>
    </style:style>
    <style:style style:name="ro19" style:family="table-row">
      <style:table-row-properties style:row-height="2.198cm" fo:break-before="auto" style:use-optimal-row-height="false"/>
    </style:style>
    <style:style style:name="ro20" style:family="table-row">
      <style:table-row-properties style:row-height="2.487cm" fo:break-before="auto" style:use-optimal-row-height="false"/>
    </style:style>
    <style:style style:name="ro21" style:family="table-row">
      <style:table-row-properties style:row-height="2.226cm" fo:break-before="auto" style:use-optimal-row-height="false"/>
    </style:style>
    <style:style style:name="ro22" style:family="table-row">
      <style:table-row-properties style:row-height="2.256cm" fo:break-before="auto" style:use-optimal-row-height="false"/>
    </style:style>
    <style:style style:name="ro23" style:family="table-row">
      <style:table-row-properties style:row-height="2.025cm" fo:break-before="auto" style:use-optimal-row-height="false"/>
    </style:style>
    <style:style style:name="ro24" style:family="table-row">
      <style:table-row-properties style:row-height="2.66cm" fo:break-before="auto" style:use-optimal-row-height="false"/>
    </style:style>
    <style:style style:name="ro25" style:family="table-row">
      <style:table-row-properties style:row-height="3cm" fo:break-before="auto" style:use-optimal-row-height="false"/>
    </style:style>
    <style:style style:name="ro26" style:family="table-row">
      <style:table-row-properties style:row-height="2.263cm" fo:break-before="auto" style:use-optimal-row-height="false"/>
    </style:style>
    <style:style style:name="ro27" style:family="table-row">
      <style:table-row-properties style:row-height="2.237cm" fo:break-before="auto" style:use-optimal-row-height="false"/>
    </style:style>
    <style:style style:name="ro28" style:family="table-row">
      <style:table-row-properties style:row-height="2.395cm" fo:break-before="auto" style:use-optimal-row-height="false"/>
    </style:style>
    <style:style style:name="ro29" style:family="table-row">
      <style:table-row-properties style:row-height="2.29cm" fo:break-before="auto" style:use-optimal-row-height="false"/>
    </style:style>
    <style:style style:name="ro30" style:family="table-row">
      <style:table-row-properties style:row-height="2.184cm" fo:break-before="auto" style:use-optimal-row-height="false"/>
    </style:style>
    <style:style style:name="ro31" style:family="table-row">
      <style:table-row-properties style:row-height="1.552cm" fo:break-before="auto" style:use-optimal-row-height="false"/>
    </style:style>
    <style:style style:name="ro32" style:family="table-row">
      <style:table-row-properties style:row-height="1.579cm" fo:break-before="auto" style:use-optimal-row-height="false"/>
    </style:style>
    <style:style style:name="ro33" style:family="table-row">
      <style:table-row-properties style:row-height="1.632cm" fo:break-before="auto" style:use-optimal-row-height="false"/>
    </style:style>
    <style:style style:name="ro34" style:family="table-row">
      <style:table-row-properties style:row-height="1.473cm" fo:break-before="auto" style:use-optimal-row-height="false"/>
    </style:style>
    <style:style style:name="ro35" style:family="table-row">
      <style:table-row-properties style:row-height="1.685cm" fo:break-before="auto" style:use-optimal-row-height="false"/>
    </style:style>
    <style:style style:name="ro36" style:family="table-row">
      <style:table-row-properties style:row-height="1.868cm" fo:break-before="auto" style:use-optimal-row-height="false"/>
    </style:style>
    <style:style style:name="ro37" style:family="table-row">
      <style:table-row-properties style:row-height="1.316cm" fo:break-before="auto" style:use-optimal-row-height="false"/>
    </style:style>
    <style:style style:name="ro38" style:family="table-row">
      <style:table-row-properties style:row-height="2.053cm" fo:break-before="auto" style:use-optimal-row-height="false"/>
    </style:style>
    <style:style style:name="ro39" style:family="table-row">
      <style:table-row-properties style:row-height="2.157cm" fo:break-before="auto" style:use-optimal-row-height="false"/>
    </style:style>
    <style:style style:name="ro40" style:family="table-row">
      <style:table-row-properties style:row-height="2.369cm" fo:break-before="auto" style:use-optimal-row-height="false"/>
    </style:style>
    <style:style style:name="ro41" style:family="table-row">
      <style:table-row-properties style:row-height="1.711cm" fo:break-before="auto" style:use-optimal-row-height="false"/>
    </style:style>
    <style:style style:name="ro42" style:family="table-row">
      <style:table-row-properties style:row-height="1.815cm" fo:break-before="auto" style:use-optimal-row-height="false"/>
    </style:style>
    <style:style style:name="ro43" style:family="table-row">
      <style:table-row-properties style:row-height="1.658cm" fo:break-before="auto" style:use-optimal-row-height="false"/>
    </style:style>
    <style:style style:name="ro44" style:family="table-row">
      <style:table-row-properties style:row-height="2cm" fo:break-before="auto" style:use-optimal-row-height="false"/>
    </style:style>
    <style:style style:name="ro45" style:family="table-row">
      <style:table-row-properties style:row-height="1.446cm" fo:break-before="auto" style:use-optimal-row-height="false"/>
    </style:style>
    <style:style style:name="ro46" style:family="table-row">
      <style:table-row-properties style:row-height="1.842cm" fo:break-before="auto" style:use-optimal-row-height="false"/>
    </style:style>
    <style:style style:name="ro47" style:family="table-row">
      <style:table-row-properties style:row-height="1.605cm" fo:break-before="auto" style:use-optimal-row-height="false"/>
    </style:style>
    <style:style style:name="ro48" style:family="table-row">
      <style:table-row-properties style:row-height="1.499cm" fo:break-before="auto" style:use-optimal-row-height="false"/>
    </style:style>
    <style:style style:name="ro49" style:family="table-row">
      <style:table-row-properties style:row-height="2.131cm" fo:break-before="auto" style:use-optimal-row-height="false"/>
    </style:style>
    <style:style style:name="ro50" style:family="table-row">
      <style:table-row-properties style:row-height="2.422cm" fo:break-before="auto" style:use-optimal-row-height="false"/>
    </style:style>
    <style:style style:name="ro51" style:family="table-row">
      <style:table-row-properties style:row-height="2.499cm" fo:break-before="auto" style:use-optimal-row-height="false"/>
    </style:style>
    <style:style style:name="ro52" style:family="table-row">
      <style:table-row-properties style:row-height="2.106cm" fo:break-before="auto" style:use-optimal-row-height="false"/>
    </style:style>
    <style:style style:name="ro53" style:family="table-row">
      <style:table-row-properties style:row-height="1.789cm" fo:break-before="auto" style:use-optimal-row-height="false"/>
    </style:style>
    <style:style style:name="ro54" style:family="table-row">
      <style:table-row-properties style:row-height="2.552cm" fo:break-before="auto" style:use-optimal-row-height="false"/>
    </style:style>
    <style:style style:name="ro55" style:family="table-row">
      <style:table-row-properties style:row-height="2.632cm" fo:break-before="auto" style:use-optimal-row-height="false"/>
    </style:style>
    <style:style style:name="ro56" style:family="table-row">
      <style:table-row-properties style:row-height="2.605cm" fo:break-before="auto" style:use-optimal-row-height="false"/>
    </style:style>
    <style:style style:name="ro57" style:family="table-row">
      <style:table-row-properties style:row-height="2.473cm" fo:break-before="auto" style:use-optimal-row-height="false"/>
    </style:style>
    <style:style style:name="ro58" style:family="table-row">
      <style:table-row-properties style:row-height="1.894cm" fo:break-before="auto" style:use-optimal-row-height="false"/>
    </style:style>
    <style:style style:name="ro59" style:family="table-row">
      <style:table-row-properties style:row-height="1.947cm" fo:break-before="auto" style:use-optimal-row-height="false"/>
    </style:style>
    <style:style style:name="ro60" style:family="table-row">
      <style:table-row-properties style:row-height="2.316cm" fo:break-before="auto" style:use-optimal-row-height="false"/>
    </style:style>
    <style:style style:name="ro61" style:family="table-row">
      <style:table-row-properties style:row-height="2.658cm" fo:break-before="auto" style:use-optimal-row-height="false"/>
    </style:style>
    <style:style style:name="ro62" style:family="table-row">
      <style:table-row-properties style:row-height="2.526cm" fo:break-before="auto" style:use-optimal-row-height="false"/>
    </style:style>
    <style:style style:name="ro63" style:family="table-row">
      <style:table-row-properties style:row-height="2.842cm" fo:break-before="auto" style:use-optimal-row-height="false"/>
    </style:style>
    <style:style style:name="ro64" style:family="table-row">
      <style:table-row-properties style:row-height="3.08cm" fo:break-before="auto" style:use-optimal-row-height="false"/>
    </style:style>
    <style:style style:name="ro65" style:family="table-row">
      <style:table-row-properties style:row-height="2.738cm" fo:break-before="auto" style:use-optimal-row-height="false"/>
    </style:style>
    <style:style style:name="ro66" style:family="table-row">
      <style:table-row-properties style:row-height="2.974cm" fo:break-before="auto" style:use-optimal-row-height="false"/>
    </style:style>
    <style:style style:name="ro67" style:family="table-row">
      <style:table-row-properties style:row-height="2.79cm" fo:break-before="auto" style:use-optimal-row-height="false"/>
    </style:style>
    <style:style style:name="ro68" style:family="table-row">
      <style:table-row-properties style:row-height="2.947cm" fo:break-before="auto" style:use-optimal-row-height="false"/>
    </style:style>
    <style:style style:name="ro69" style:family="table-row">
      <style:table-row-properties style:row-height="2.448cm" fo:break-before="auto" style:use-optimal-row-height="false"/>
    </style:style>
    <style:style style:name="ro70" style:family="table-row">
      <style:table-row-properties style:row-height="1.762cm" fo:break-before="auto" style:use-optimal-row-height="false"/>
    </style:style>
    <style:style style:name="ro71" style:family="table-row">
      <style:table-row-properties style:row-height="1.737cm" fo:break-before="auto" style:use-optimal-row-height="false"/>
    </style:style>
    <style:style style:name="ro72" style:family="table-row">
      <style:table-row-properties style:row-height="1.921cm" fo:break-before="auto" style:use-optimal-row-height="false"/>
    </style:style>
    <style:style style:name="ro73" style:family="table-row">
      <style:table-row-properties style:row-height="2.027cm" fo:break-before="auto" style:use-optimal-row-height="false"/>
    </style:style>
    <style:style style:name="ro74" style:family="table-row">
      <style:table-row-properties style:row-height="1.97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>
      <style:text-properties style:font-name="Vardana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="Verdana" style:font-name-asian="Droid Sans Fallback"/>
    </style:style>
    <style:style style:name="T2" style:family="text">
      <style:text-properties style:font-name-asian="Droid Sans Fallback"/>
    </style:style>
    <style:style style:name="T3" style:family="text">
      <style:text-properties style:font-name="Verdana" style:font-name-asian="Droid Sans Fallback" style:font-name-complex="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8" table:number-columns-repeated="248" table:default-cell-style-name="ce8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3" office:value-type="string" calcext:value-type="string">
            <text:p>Project Name:</text:p>
          </table:table-cell>
          <table:table-cell table:style-name="ce26" office:value-type="string" calcext:value-type="string">
            <text:p>Abayabuth</text:p>
          </table:table-cell>
          <table:table-cell table:style-name="ce26" office:value-type="string" calcext:value-type="string">
            <text:p>Test Designed by:</text:p>
          </table:table-cell>
          <table:table-cell table:style-name="ce35" office:value-type="string" calcext:value-type="string">
            <text:p>Usha Rajappa</text:p>
          </table:table-cell>
          <table:table-cell table:style-name="ce41"/>
          <table:table-cell table:number-columns-repeated="1018"/>
        </table:table-row>
        <table:table-row table:style-name="ro2">
          <table:covered-table-cell table:style-name="ce1"/>
          <table:table-cell table:style-name="ce14" office:value-type="string" calcext:value-type="string">
            <text:p>Module Name:</text:p>
          </table:table-cell>
          <table:table-cell table:style-name="ce26" office:value-type="string" calcext:value-type="string">
            <text:p>User Interface</text:p>
          </table:table-cell>
          <table:table-cell table:style-name="ce26" office:value-type="string" calcext:value-type="string">
            <text:p>Test Designed date: </text:p>
          </table:table-cell>
          <table:table-cell table:style-name="ce36" office:value-type="string" calcext:value-type="string">
            <text:p>27-05-2019</text:p>
          </table:table-cell>
          <table:table-cell table:style-name="ce41"/>
          <table:table-cell table:number-columns-repeated="1018"/>
        </table:table-row>
        <table:table-row table:style-name="ro3">
          <table:table-cell table:style-name="ce2"/>
          <table:table-cell table:style-name="ce15" office:value-type="string" calcext:value-type="string">
            <text:p>Release Version:</text:p>
          </table:table-cell>
          <table:table-cell table:style-name="ce26"/>
          <table:table-cell table:style-name="ce26" office:value-type="string" calcext:value-type="string">
            <text:p>Test Executed by: </text:p>
          </table:table-cell>
          <table:table-cell table:style-name="ce37"/>
          <table:table-cell table:style-name="ce41"/>
          <table:table-cell table:number-columns-repeated="1018"/>
        </table:table-row>
        <table:table-row table:style-name="ro1">
          <table:table-cell table:style-name="ce3"/>
          <table:table-cell table:style-name="ce15"/>
          <table:table-cell table:style-name="ce26"/>
          <table:table-cell table:style-name="ce26" office:value-type="string" calcext:value-type="string">
            <text:p>Test Execution date: </text:p>
          </table:table-cell>
          <table:table-cell table:style-name="ce38"/>
          <table:table-cell table:style-name="ce41"/>
          <table:table-cell table:number-columns-repeated="1018"/>
        </table:table-row>
        <table:table-row table:style-name="ro4">
          <table:table-cell table:style-name="ce4"/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5">
          <table:table-cell table:style-name="ce5" office:value-type="string" calcext:value-type="string">
            <text:p>Pre-condition</text:p>
          </table:table-cell>
          <table:table-cell table:style-name="ce17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7"/>
          <table:table-cell table:number-columns-repeated="1016"/>
        </table:table-row>
        <table:table-row table:style-name="ro2">
          <table:table-cell table:style-name="ce6" office:value-type="string" calcext:value-type="string">
            <text:p>Console</text:p>
          </table:table-cell>
          <table:table-cell table:style-name="ce17" office:value-type="string" calcext:value-type="string" table:number-columns-spanned="7" table:number-rows-spanned="1">
            <text:p>Front-End</text:p>
          </table:table-cell>
          <table:covered-table-cell table:number-columns-repeated="6" table:style-name="ce17"/>
          <table:table-cell table:number-columns-repeated="1016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18" office:value-type="string" calcext:value-type="string">
            <text:p>High </text:p>
          </table:table-cell>
          <table:table-cell table:style-name="ce28" table:number-columns-repeated="4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4">
          <table:table-cell table:style-name="ce9" office:value-type="string" calcext:value-type="string">
            <text:p>Test Case #</text:p>
          </table:table-cell>
          <table:table-cell table:style-name="ce9" office:value-type="string" calcext:value-type="string">
            <text:p>Test Title</text:p>
          </table:table-cell>
          <table:table-cell table:style-name="ce9" office:value-type="string" calcext:value-type="string">
            <text:p>Test Data</text:p>
          </table:table-cell>
          <table:table-cell table:style-name="ce9" office:value-type="string" calcext:value-type="string">
            <text:p>Test Steps</text:p>
          </table:table-cell>
          <table:table-cell table:style-name="ce9" office:value-type="string" calcext:value-type="string">
            <text:p>Actual Result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Priority </text:p>
          </table:table-cell>
          <table:table-cell table:style-name="ce9" office:value-type="string" calcext:value-type="string">
            <text:p>Comments</text:p>
          </table:table-cell>
          <table:table-cell table:number-columns-repeated="1015"/>
        </table:table-row>
        <table:table-row table:style-name="ro8">
          <table:table-cell table:style-name="ce10" office:value-type="string" calcext:value-type="string">
            <text:p>TC#001</text:p>
          </table:table-cell>
          <table:table-cell table:style-name="ce19" office:value-type="string" calcext:value-type="string">
            <text:p>check Home page </text:p>
            <text:p>(Application Icon)</text:p>
          </table:table-cell>
          <table:table-cell table:style-name="ce29"/>
          <table:table-cell table:style-name="ce31" office:value-type="string" calcext:value-type="string">
            <text:p>Step1)Open Abayabuth HomePage </text:p>
            <text:p>Step2)Click on Application Icon</text:p>
            <text:p/>
            <text:p/>
          </table:table-cell>
          <table:table-cell table:style-name="ce39" office:value-type="string" calcext:value-type="string">
            <text:p>Application Icon 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number-columns-repeated="1016"/>
        </table:table-row>
        <table:table-row table:style-name="ro9">
          <table:table-cell table:style-name="ce10" office:value-type="string" calcext:value-type="string">
            <text:p>TC#002</text:p>
          </table:table-cell>
          <table:table-cell table:style-name="ce19" office:value-type="string" calcext:value-type="string">
            <text:p>check Home page </text:p>
            <text:p>( What's New </text:p>
            <text:p><text:span text:style-name="T1">Header)</text:span></text:p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What's New </text:p>
            <text:p>Header</text:p>
            <text:p/>
            <text:p/>
          </table:table-cell>
          <table:table-cell table:style-name="ce39" office:value-type="string" calcext:value-type="string">
            <text:p>What's New <text:s/>Header link 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3</text:p>
          </table:table-cell>
          <table:table-cell table:style-name="ce19" office:value-type="string" calcext:value-type="string">
            <text:p>check Home page </text:p>
            <text:p>(Abayas Header)</text:p>
            <text:p/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Abayas Header</text:p>
            <text:p/>
            <text:p/>
          </table:table-cell>
          <table:table-cell table:style-name="ce39" office:value-type="string" calcext:value-type="string">
            <text:p>Abayas Header 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4</text:p>
          </table:table-cell>
          <table:table-cell table:style-name="ce19" office:value-type="string" calcext:value-type="string">
            <text:p>check Home page </text:p>
            <text:p>(Dresses Header)</text:p>
            <text:p/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Dresses Header</text:p>
            <text:p/>
            <text:p/>
          </table:table-cell>
          <table:table-cell table:style-name="ce39" office:value-type="string" calcext:value-type="string">
            <text:p>Dresses Header <text:s/>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5</text:p>
          </table:table-cell>
          <table:table-cell table:style-name="ce19" office:value-type="string" calcext:value-type="string">
            <text:p>check Home page </text:p>
            <text:p>(Hijabs+Accessories</text:p>
            <text:p><text:span text:style-name="T1">Header)</text:span></text:p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Hijabs+Accessories</text:p>
            <text:p><text:span text:style-name="T1">Header</text:span></text:p>
            <text:p/>
            <text:p/>
          </table:table-cell>
          <table:table-cell table:style-name="ce39" office:value-type="string" calcext:value-type="string">
            <text:p>Hijabs+Accessories Header 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06</text:p>
          </table:table-cell>
          <table:table-cell table:style-name="ce19" office:value-type="string" calcext:value-type="string">
            <text:p>check Home page </text:p>
            <text:p>(ON SALE Header)</text:p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ON SALE Header</text:p>
            <text:p/>
            <text:p/>
          </table:table-cell>
          <table:table-cell table:style-name="ce39" office:value-type="string" calcext:value-type="string">
            <text:p>ON SALE Header 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3">
          <table:table-cell table:style-name="ce10" office:value-type="string" calcext:value-type="string">
            <text:p>TC#007</text:p>
          </table:table-cell>
          <table:table-cell table:style-name="ce19" office:value-type="string" calcext:value-type="string">
            <text:p>check Home page </text:p>
            <text:p>(Look Book Header)</text:p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Look Book Header</text:p>
            <text:p/>
            <text:p/>
          </table:table-cell>
          <table:table-cell table:style-name="ce39" office:value-type="string" calcext:value-type="string">
            <text:p><text:s/>Look Book Header <text:s/>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8</text:p>
          </table:table-cell>
          <table:table-cell table:style-name="ce19" office:value-type="string" calcext:value-type="string">
            <text:p>check Home page </text:p>
            <text:p>(Blog Header)</text:p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Blog Header</text:p>
            <text:p/>
            <text:p/>
          </table:table-cell>
          <table:table-cell table:style-name="ce39" office:value-type="string" calcext:value-type="string">
            <text:p>Blog <text:s/>Header 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09</text:p>
          </table:table-cell>
          <table:table-cell table:style-name="ce19" office:value-type="string" calcext:value-type="string">
            <text:p>check Home page </text:p>
            <text:p>(Shopping Cart Icon)</text:p>
          </table:table-cell>
          <table:table-cell table:style-name="ce29"/>
          <table:table-cell table:style-name="ce31" office:value-type="string" calcext:value-type="string">
            <text:p>Step1)Open Abayabuth HomePage </text:p>
            <text:p>Step2)Click on Shopping Cart Icon</text:p>
            <text:p/>
            <text:p/>
          </table:table-cell>
          <table:table-cell table:style-name="ce39" office:value-type="string" calcext:value-type="string">
            <text:p>Shopping Cart Icon 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10</text:p>
          </table:table-cell>
          <table:table-cell table:style-name="ce19" office:value-type="string" calcext:value-type="string">
            <text:p>check Home page </text:p>
            <text:p>(Search Store</text:p>
            <text:p><text:span text:style-name="T1">Button)</text:span></text:p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Search Store</text:p>
            <text:p>Button</text:p>
            <text:p/>
          </table:table-cell>
          <table:table-cell table:style-name="ce39" office:value-type="string" calcext:value-type="string">
            <text:p>Search Store <text:s/>Button 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11</text:p>
          </table:table-cell>
          <table:table-cell table:style-name="ce19" office:value-type="string" calcext:value-type="string">
            <text:p>check Home page </text:p>
            <text:p>(Search Store <text:span text:style-name="T1">Button)</text:span></text:p>
          </table:table-cell>
          <table:table-cell table:style-name="ce29"/>
          <table:table-cell table:style-name="ce31" office:value-type="string" calcext:value-type="string">
            <text:p>Step1)Open Abayabuth  HomePage Step2)Place a Cursor on Search</text:p>
            <text:p>Textbox</text:p>
          </table:table-cell>
          <table:table-cell table:style-name="ce39" office:value-type="string" calcext:value-type="string">
            <text:p>Cursor arrow is changed as Input Text </text:p>
          </table:table-cell>
          <table:table-cell table:style-name="ce39" office:value-type="string" calcext:value-type="string">
            <text:p>Should Change the Cursor Arrow to Input Text</text:p>
          </table:table-cell>
          <table:table-cell table:style-name="ce19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12</text:p>
          </table:table-cell>
          <table:table-cell table:style-name="ce19" office:value-type="string" calcext:value-type="string">
            <text:p>Check Home page  </text:p>
            <text:p>(Search Icon)</text:p>
          </table:table-cell>
          <table:table-cell table:style-name="ce29"/>
          <table:table-cell table:style-name="ce31" office:value-type="string" calcext:value-type="string">
            <text:p>Step1)Open Abayabuth <text:s/>HomePage Step2)Place a Cursor on Search Icon</text:p>
          </table:table-cell>
          <table:table-cell table:style-name="ce32" office:value-type="string" calcext:value-type="string">
            <text:p>Cursor arrow is changed as </text:p>
            <text:p>Hand Icon</text:p>
          </table:table-cell>
          <table:table-cell table:style-name="ce32" office:value-type="string" calcext:value-type="string">
            <text:p>Cursor arrow Should </text:p>
            <text:p>changed as Hand Icon</text:p>
          </table:table-cell>
          <table:table-cell table:style-name="ce30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13</text:p>
          </table:table-cell>
          <table:table-cell table:style-name="ce19" office:value-type="string" calcext:value-type="string">
            <text:p>check Home page </text:p>
            <text:p>(Search Store <text:span text:style-name="T1">Button)</text:span>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<text:span text:style-name="T1">Step2)Place a cursor on Search</text:span></text:p>
            <text:p><text:span text:style-name="T1">Store Button</text:span></text:p>
          </table:table-cell>
          <table:table-cell table:style-name="ce32" office:value-type="string" calcext:value-type="string">
            <text:p>Cursor arrow is changed as </text:p>
            <text:p>Hand Icon</text:p>
          </table:table-cell>
          <table:table-cell table:style-name="ce32" office:value-type="string" calcext:value-type="string">
            <text:p>Cursor arrow Should </text:p>
            <text:p>changed as Hand Icon</text:p>
          </table:table-cell>
          <table:table-cell table:style-name="ce30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14</text:p>
          </table:table-cell>
          <table:table-cell table:style-name="ce19" office:value-type="string" calcext:value-type="string">
            <text:p>check Home page </text:p>
            <text:p>(Search Store <text:span text:style-name="T1">Button)</text:span></text:p>
          </table:table-cell>
          <table:table-cell table:style-name="ce30"/>
          <table:table-cell table:style-name="ce30" office:value-type="string" calcext:value-type="string">
            <text:p>Step1)Open Abayabuth HomePage  </text:p>
            <text:p>Step2)Click on Subscribe Button</text:p>
          </table:table-cell>
          <table:table-cell table:style-name="ce32" office:value-type="string" calcext:value-type="string">
            <text:p><text:span text:style-name="T2">Subscribe Button is </text:span></text:p>
            <text:p><text:span text:style-name="T2">Clickable </text:span></text:p>
          </table:table-cell>
          <table:table-cell table:style-name="ce32" office:value-type="string" calcext:value-type="string">
            <text:p><text:span text:style-name="T2">Subscribe Button </text:span></text:p>
            <text:p><text:span text:style-name="T2">Should be Clickable </text:span></text:p>
            <text:p/>
          </table:table-cell>
          <table:table-cell table:style-name="ce30" office:value-type="string" calcext:value-type="string">
            <text:p>Pass </text:p>
          </table:table-cell>
          <table:table-cell table:style-name="ce19"/>
          <table:table-cell table:style-name="ce21"/>
          <table:table-cell table:style-name="ce42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15</text:p>
          </table:table-cell>
          <table:table-cell table:style-name="ce19" office:value-type="string" calcext:value-type="string">
            <text:p>check  Home page </text:p>
            <text:p>(subscribe Button)</text:p>
          </table:table-cell>
          <table:table-cell table:style-name="ce30"/>
          <table:table-cell table:style-name="ce32" office:value-type="string" calcext:value-type="string">
            <text:p>Step1)Open Abayabuth HomePage</text:p>
            <text:p>Step2)Observe the Subscribe </text:p>
            <text:p>textbox(SignUp for our Mailing</text:p>
            <text:p>List)</text:p>
          </table:table-cell>
          <table:table-cell table:style-name="ce30" office:value-type="string" calcext:value-type="string">
            <text:p>Subscribe Textbox is not</text:p>
            <text:p>Displaying</text:p>
          </table:table-cell>
          <table:table-cell table:style-name="ce32" office:value-type="string" calcext:value-type="string">
            <text:p><text:span text:style-name="T2">Subscribe Textbox should</text:span></text:p>
            <text:p>Display</text:p>
          </table:table-cell>
          <table:table-cell table:style-name="ce30" office:value-type="string" calcext:value-type="string">
            <text:p>Fail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16</text:p>
          </table:table-cell>
          <table:table-cell table:style-name="ce19" office:value-type="string" calcext:value-type="string">
            <text:p>check Home page </text:p>
            <text:p>(Shop Now Button)</text:p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Shop Now Button</text:p>
            <text:p/>
            <text:p/>
          </table:table-cell>
          <table:table-cell table:style-name="ce39" office:value-type="string" calcext:value-type="string">
            <text:p>Shop Now Button is Clickable</text:p>
          </table:table-cell>
          <table:table-cell table:style-name="ce39" office:value-type="string" calcext:value-type="string">
            <text:p>It should be clickable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17</text:p>
          </table:table-cell>
          <table:table-cell table:style-name="ce19" office:value-type="string" calcext:value-type="string">
            <text:p>Check Home page</text:p>
            <text:p>(Shop now Button)</text:p>
          </table:table-cell>
          <table:table-cell table:style-name="ce29"/>
          <table:table-cell table:style-name="ce31" office:value-type="string" calcext:value-type="string">
            <text:p>Step1)Open Abayabuth <text:s/>HomePage Step2)Place a mouse over the Shop Now Button</text:p>
          </table:table-cell>
          <table:table-cell table:style-name="ce39" office:value-type="string" calcext:value-type="string">
            <text:p>ShopNow button color changes when cursor place on</text:p>
            <text:p>it</text:p>
          </table:table-cell>
          <table:table-cell table:style-name="ce39" office:value-type="string" calcext:value-type="string">
            <text:p>It should change color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18</text:p>
          </table:table-cell>
          <table:table-cell table:style-name="ce19" office:value-type="string" calcext:value-type="string">
            <text:p>Check Home page</text:p>
            <text:p>(Shop now Button)</text:p>
          </table:table-cell>
          <table:table-cell table:style-name="ce29"/>
          <table:table-cell table:style-name="ce31" office:value-type="string" calcext:value-type="string">
            <text:p>Step1)Open Abayabuth <text:s/>HomePage Step2)Place a mouse over the Shop Now Button</text:p>
          </table:table-cell>
          <table:table-cell table:style-name="ce39" office:value-type="string" calcext:value-type="string">
            <text:p>Cursor arrow is changed as <text:s/>Hand Icon</text:p>
          </table:table-cell>
          <table:table-cell table:style-name="ce39" office:value-type="string" calcext:value-type="string">
            <text:p>Cursor arrow Should <text:s/>changed as Hand Icon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19</text:p>
          </table:table-cell>
          <table:table-cell table:style-name="ce19" office:value-type="string" calcext:value-type="string">
            <text:p>check Home page </text:p>
            <text:p>( Abayabuth)</text:p>
          </table:table-cell>
          <table:table-cell table:style-name="ce29"/>
          <table:table-cell table:style-name="ce31" office:value-type="string" calcext:value-type="string">
            <text:p>Step1)Open Abayabuth HomePage </text:p>
            <text:p>Step2)Click on Application Icon</text:p>
            <text:p/>
            <text:p/>
          </table:table-cell>
          <table:table-cell table:style-name="ce39" office:value-type="string" calcext:value-type="string">
            <text:p>Redirecting to Home page</text:p>
          </table:table-cell>
          <table:table-cell table:style-name="ce39" office:value-type="string" calcext:value-type="string">
            <text:p>It should Redirect to Home page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0</text:p>
          </table:table-cell>
          <table:table-cell table:style-name="ce19" office:value-type="string" calcext:value-type="string">
            <text:p>check Home page </text:p>
            <text:p>(Whats's New <text:span text:style-name="T1">Header)</text:span></text:p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Whats's New </text:p>
            <text:p>Header Link</text:p>
            <text:p/>
          </table:table-cell>
          <table:table-cell table:style-name="ce39" office:value-type="string" calcext:value-type="string">
            <text:p>Redirecting to Whats'sNew page</text:p>
          </table:table-cell>
          <table:table-cell table:style-name="ce39" office:value-type="string" calcext:value-type="string">
            <text:p>It should Redirect to Whats's New <text:s/>page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21</text:p>
          </table:table-cell>
          <table:table-cell table:style-name="ce19" office:value-type="string" calcext:value-type="string">
            <text:p>check Home page </text:p>
            <text:p>(Abayas Header)</text:p>
          </table:table-cell>
          <table:table-cell table:style-name="ce29"/>
          <table:table-cell table:style-name="ce31" office:value-type="string" calcext:value-type="string">
            <text:p/>
            <text:p>Step1)Open Abayabuth HomePage </text:p>
            <text:p>Step2)Click on Abayas Header</text:p>
            <text:p/>
          </table:table-cell>
          <table:table-cell table:style-name="ce39" office:value-type="string" calcext:value-type="string">
            <text:p>Redirecting to Abayas page</text:p>
          </table:table-cell>
          <table:table-cell table:style-name="ce39" office:value-type="string" calcext:value-type="string">
            <text:p>It should Redirect to Abayas page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22</text:p>
          </table:table-cell>
          <table:table-cell table:style-name="ce19" office:value-type="string" calcext:value-type="string">
            <text:p>check Home page </text:p>
            <text:p>(Dresses Header)</text:p>
          </table:table-cell>
          <table:table-cell table:style-name="ce30"/>
          <table:table-cell table:style-name="ce31" office:value-type="string" calcext:value-type="string">
            <text:p/>
            <text:p>Step1)Open Abayabuth HomePage </text:p>
            <text:p>Step2)Click on Dresses Header <text:span text:style-name="T1">in HomePage</text:span></text:p>
            <text:p/>
            <text:p/>
          </table:table-cell>
          <table:table-cell table:style-name="ce39" office:value-type="string" calcext:value-type="string">
            <text:p>Redirecting to Dresses page</text:p>
          </table:table-cell>
          <table:table-cell table:style-name="ce39" office:value-type="string" calcext:value-type="string">
            <text:p>It should Redirect to Dresses page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23</text:p>
          </table:table-cell>
          <table:table-cell table:style-name="ce19" office:value-type="string" calcext:value-type="string">
            <text:p>check Home page </text:p>
            <text:p>(Hijabs+Accessories Header)</text:p>
          </table:table-cell>
          <table:table-cell table:style-name="ce30"/>
          <table:table-cell table:style-name="ce31" office:value-type="string" calcext:value-type="string">
            <text:p/>
            <text:p>Step1)Open Abayabuth HomePage </text:p>
            <text:p>Step2)Click on Hijabs+Accessories</text:p>
            <text:p>Header</text:p>
            <text:p/>
            <text:p/>
          </table:table-cell>
          <table:table-cell table:style-name="ce39" office:value-type="string" calcext:value-type="string">
            <text:p>Redirecting to Hijabs+Accessories</text:p>
            <text:p>Page</text:p>
          </table:table-cell>
          <table:table-cell table:style-name="ce39" office:value-type="string" calcext:value-type="string">
            <text:p>It should Redirect to Hijabs+Accessories page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24</text:p>
          </table:table-cell>
          <table:table-cell table:style-name="ce19" office:value-type="string" calcext:value-type="string">
            <text:p>check Home page </text:p>
            <text:p>(ON SALE Header)</text:p>
          </table:table-cell>
          <table:table-cell table:style-name="ce30"/>
          <table:table-cell table:style-name="ce31" office:value-type="string" calcext:value-type="string">
            <text:p/>
            <text:p>Step1)Open Abayabuth HomePage </text:p>
            <text:p>Step2)Click on ON SALE Header</text:p>
            <text:p/>
            <text:p/>
          </table:table-cell>
          <table:table-cell table:style-name="ce39" office:value-type="string" calcext:value-type="string">
            <text:p>Redirecting to <text:s/>ON SALE page</text:p>
          </table:table-cell>
          <table:table-cell table:style-name="ce39" office:value-type="string" calcext:value-type="string">
            <text:p>It should Redirect to <text:s/>ON SALE page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1">
          <table:table-cell table:style-name="ce10" office:value-type="string" calcext:value-type="string">
            <text:p>TC#025</text:p>
          </table:table-cell>
          <table:table-cell table:style-name="ce19" office:value-type="string" calcext:value-type="string">
            <text:p>check Home page </text:p>
            <text:p>(Look Book Header)</text:p>
          </table:table-cell>
          <table:table-cell table:style-name="ce30"/>
          <table:table-cell table:style-name="ce31" office:value-type="string" calcext:value-type="string">
            <text:p/>
            <text:p>Step1)Open Abayabuth HomePage </text:p>
            <text:p>Step2)Click on Look Book Header</text:p>
            <text:p/>
            <text:p/>
          </table:table-cell>
          <table:table-cell table:style-name="ce39" office:value-type="string" calcext:value-type="string">
            <text:p>Redirecting to Look Book page</text:p>
          </table:table-cell>
          <table:table-cell table:style-name="ce39" office:value-type="string" calcext:value-type="string">
            <text:p>It should Redirect to Look Book page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2">
          <table:table-cell table:style-name="ce10" office:value-type="string" calcext:value-type="string">
            <text:p>TC#026</text:p>
          </table:table-cell>
          <table:table-cell table:style-name="ce19" office:value-type="string" calcext:value-type="string">
            <text:p>check Home page </text:p>
            <text:p>(Blog Header)</text:p>
          </table:table-cell>
          <table:table-cell table:style-name="ce30"/>
          <table:table-cell table:style-name="ce31" office:value-type="string" calcext:value-type="string">
            <text:p/>
            <text:p>Step1)Open Abayabuth HomePage </text:p>
            <text:p>Step2)Click on Blog Header</text:p>
            <text:p/>
            <text:p/>
          </table:table-cell>
          <table:table-cell table:style-name="ce39" office:value-type="string" calcext:value-type="string">
            <text:p>Redirecting to Blog page</text:p>
          </table:table-cell>
          <table:table-cell table:style-name="ce39" office:value-type="string" calcext:value-type="string">
            <text:p>It should Redirect to Blog page</text:p>
          </table:table-cell>
          <table:table-cell table:style-name="ce19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3">
          <table:table-cell table:style-name="ce10" office:value-type="string" calcext:value-type="string">
            <text:p>TC#027</text:p>
          </table:table-cell>
          <table:table-cell table:style-name="ce19" office:value-type="string" calcext:value-type="string">
            <text:p>check Home page </text:p>
            <text:p>(Shopping cart Icon)</text:p>
          </table:table-cell>
          <table:table-cell table:style-name="ce22"/>
          <table:table-cell table:style-name="ce31" office:value-type="string" calcext:value-type="string">
            <text:p/>
            <text:p>Step1)Open Abayabuth HomePage </text:p>
            <text:p>Step2)Click on Shopping cart Icon</text:p>
            <text:p/>
            <text:p/>
          </table:table-cell>
          <table:table-cell table:style-name="ce39" office:value-type="string" calcext:value-type="string">
            <text:p>Redirecting to Cart page</text:p>
          </table:table-cell>
          <table:table-cell table:style-name="ce39" office:value-type="string" calcext:value-type="string">
            <text:p>It should Redirect to Cart page</text:p>
          </table:table-cell>
          <table:table-cell table:style-name="ce19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24">
          <table:table-cell table:style-name="ce10" office:value-type="string" calcext:value-type="string">
            <text:p>TC#028</text:p>
          </table:table-cell>
          <table:table-cell table:style-name="ce19" office:value-type="string" calcext:value-type="string">
            <text:p>check Home page </text:p>
            <text:p>(<text:span text:style-name="T2">What'sNew Header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Place a cursor on What's</text:span></text:p>
            <text:p><text:span text:style-name="T2">New Header</text:span></text:p>
            <text:p/>
            <text:p/>
          </table:table-cell>
          <table:table-cell table:style-name="ce30" office:value-type="string" calcext:value-type="string">
            <text:p>Displyaing the What's </text:p>
            <text:p>New  page</text:p>
          </table:table-cell>
          <table:table-cell table:style-name="ce30" office:value-type="string" calcext:value-type="string">
            <text:p>Should Display the</text:p>
            <text:p>Whats's New Pag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8">
          <table:table-cell table:style-name="ce10" office:value-type="string" calcext:value-type="string">
            <text:p>TC#029</text:p>
          </table:table-cell>
          <table:table-cell table:style-name="ce19" office:value-type="string" calcext:value-type="string">
            <text:p>check Home page </text:p>
            <text:p>(<text:span text:style-name="T2">Abaya Header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Place a cursor on Abaya </text:span></text:p>
            <text:p><text:span text:style-name="T2">Header</text:span></text:p>
            <text:p/>
          </table:table-cell>
          <table:table-cell table:style-name="ce30" office:value-type="string" calcext:value-type="string">
            <text:p>Displyaing the <text:span text:style-name="T2">Abaya </text:span></text:p>
            <text:p> Page</text:p>
          </table:table-cell>
          <table:table-cell table:style-name="ce30" office:value-type="string" calcext:value-type="string">
            <text:p>Should Display the</text:p>
            <text:p><text:span text:style-name="T2">Abaya </text:span>Pag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30</text:p>
          </table:table-cell>
          <table:table-cell table:style-name="ce19" office:value-type="string" calcext:value-type="string">
            <text:p>check Home page </text:p>
            <text:p>(D<text:span text:style-name="T2">resses Header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Place a cursor on Dresses</text:span></text:p>
            <text:p><text:span text:style-name="T2">Header</text:span></text:p>
            <text:p/>
            <text:p/>
          </table:table-cell>
          <table:table-cell table:style-name="ce30" office:value-type="string" calcext:value-type="string">
            <text:p>Displyaing the Dresses </text:p>
            <text:p>Page</text:p>
          </table:table-cell>
          <table:table-cell table:style-name="ce30" office:value-type="string" calcext:value-type="string">
            <text:p>Should Display the</text:p>
            <text:p>Dresses Pag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31</text:p>
          </table:table-cell>
          <table:table-cell table:style-name="ce19" office:value-type="string" calcext:value-type="string">
            <text:p>check Home page </text:p>
            <text:p>(<text:span text:style-name="T2">Hijabs+Accessories Header)</text:span></text:p>
            <text:p/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Place a cursor on </text:span></text:p>
            <text:p><text:span text:style-name="T2">Hijabs+Accessories Header</text:span></text:p>
            <text:p/>
            <text:p/>
          </table:table-cell>
          <table:table-cell table:style-name="ce30" office:value-type="string" calcext:value-type="string">
            <text:p>Displyaing the </text:p>
            <text:p><text:span text:style-name="T2">Hijabs+Accessories</text:span></text:p>
            <text:p>Page</text:p>
          </table:table-cell>
          <table:table-cell table:style-name="ce30" office:value-type="string" calcext:value-type="string">
            <text:p>Should Display the</text:p>
            <text:p><text:span text:style-name="T2">Hijabs+Accessories</text:span> </text:p>
            <text:p>Pag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32</text:p>
          </table:table-cell>
          <table:table-cell table:style-name="ce19" office:value-type="string" calcext:value-type="string">
            <text:p>check Home page </text:p>
            <text:p>(<text:span text:style-name="T2">Ramdan Eid Collection link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Ramdan Eid </text:span></text:p>
            <text:p><text:span text:style-name="T2">Collection link</text:span></text:p>
            <text:p/>
            <text:p/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is </text:span></text:p>
            <text:p><text:span text:style-name="T2">Clickable</text:span></text:p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should</text:span></text:p>
            <text:p><text:span text:style-name="T2">Be Clickabl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33</text:p>
          </table:table-cell>
          <table:table-cell table:style-name="ce19" office:value-type="string" calcext:value-type="string">
            <text:p>check Home page </text:p>
            <text:p>(<text:span text:style-name="T2">Occasion Wear Link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Occasion Wear</text:span></text:p>
            <text:p><text:span text:style-name="T2"> Link</text:span></text:p>
            <text:p/>
            <text:p/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is </text:span></text:p>
            <text:p><text:span text:style-name="T2">Clickable</text:span></text:p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should</text:span></text:p>
            <text:p><text:span text:style-name="T2">Be Clickabl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1">
          <table:table-cell table:style-name="ce10" office:value-type="string" calcext:value-type="string">
            <text:p>TC#034</text:p>
          </table:table-cell>
          <table:table-cell table:style-name="ce19" office:value-type="string" calcext:value-type="string">
            <text:p>check Home page </text:p>
            <text:p>(<text:span text:style-name="T2">Hijab Collection Link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Hijab Collection </text:span></text:p>
            <text:p><text:span text:style-name="T2">Link</text:span></text:p>
            <text:p/>
            <text:p/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is </text:span></text:p>
            <text:p><text:span text:style-name="T2">Clickable</text:span></text:p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should</text:span></text:p>
            <text:p><text:span text:style-name="T2">Be Clickabl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5">
          <table:table-cell table:style-name="ce10" office:value-type="string" calcext:value-type="string">
            <text:p>TC#035</text:p>
          </table:table-cell>
          <table:table-cell table:style-name="ce19" office:value-type="string" calcext:value-type="string">
            <text:p>check Home page </text:p>
            <text:p>(<text:span text:style-name="T2">Hajj/Umrah Collection link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Hajj/Umrah</text:span></text:p>
            <text:p><text:span text:style-name="T2">Collection link</text:span></text:p>
            <text:p/>
            <text:p/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is </text:span></text:p>
            <text:p><text:span text:style-name="T2">Clickable</text:span></text:p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should</text:span></text:p>
            <text:p><text:span text:style-name="T2">Be Clickabl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6">
          <table:table-cell table:style-name="ce10" office:value-type="string" calcext:value-type="string">
            <text:p>TC#036</text:p>
          </table:table-cell>
          <table:table-cell table:style-name="ce19" office:value-type="string" calcext:value-type="string">
            <text:p>check Home page </text:p>
            <text:p>(<text:span text:style-name="T2">Kimono Collection Link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Kimono Collection</text:span></text:p>
            <text:p><text:span text:style-name="T2"> Link</text:span></text:p>
            <text:p/>
            <text:p/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is </text:span></text:p>
            <text:p><text:span text:style-name="T2">Clickable</text:span></text:p>
          </table:table-cell>
          <table:table-cell table:style-name="ce32" office:value-type="string" calcext:value-type="string">
            <text:p><text:span text:style-name="T2">Ramdan Eid </text:span></text:p>
            <text:p><text:span text:style-name="T2">Collection Link should</text:span></text:p>
            <text:p><text:span text:style-name="T2">Be Clickabl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37</text:p>
          </table:table-cell>
          <table:table-cell table:style-name="ce20" office:value-type="string" calcext:value-type="string">
            <text:p>check Home page (<text:span text:style-name="T2">Ramdan Eid </text:span></text:p>
            <text:p><text:span text:style-name="T2">Collection link)</text:span></text:p>
            <text:p/>
          </table:table-cell>
          <table:table-cell table:style-name="ce22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Ramdan Eid </text:span></text:p>
            <text:p><text:span text:style-name="T2">Collection link</text:span></text:p>
            <text:p/>
            <text:p/>
          </table:table-cell>
          <table:table-cell table:style-name="ce32" office:value-type="string" calcext:value-type="string">
            <text:p><text:span text:style-name="T2">Link is Redirecting to </text:span></text:p>
            <text:p><text:span text:style-name="T2">Ramdan Eid Collection </text:span></text:p>
            <text:p><text:span text:style-name="T2">Page</text:span></text:p>
          </table:table-cell>
          <table:table-cell table:style-name="ce32" office:value-type="string" calcext:value-type="string">
            <text:p><text:span text:style-name="T2">Link should Redirect to </text:span></text:p>
            <text:p><text:span text:style-name="T2">Ramdan Eid Collection </text:span></text:p>
            <text:p><text:span text:style-name="T2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28">
          <table:table-cell table:style-name="ce10" office:value-type="string" calcext:value-type="string">
            <text:p>TC#038</text:p>
          </table:table-cell>
          <table:table-cell table:style-name="ce19" office:value-type="string" calcext:value-type="string">
            <text:p>check Home page </text:p>
            <text:p>(<text:span text:style-name="T2">Occasion Wear Link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Occasion Wear</text:span></text:p>
            <text:p><text:span text:style-name="T2"> Link</text:span></text:p>
            <text:p/>
            <text:p/>
          </table:table-cell>
          <table:table-cell table:style-name="ce32" office:value-type="string" calcext:value-type="string">
            <text:p><text:span text:style-name="T2">Link is Rediecting to </text:span></text:p>
            <text:p><text:span text:style-name="T2">Occasion Wear Collection</text:span></text:p>
            <text:p><text:span text:style-name="T2">Page  </text:span></text:p>
            <text:p/>
          </table:table-cell>
          <table:table-cell table:style-name="ce32" office:value-type="string" calcext:value-type="string">
            <text:p><text:span text:style-name="T2">Link should Redirect to </text:span></text:p>
            <text:p><text:span text:style-name="T2">Ramdan Eid Collection </text:span></text:p>
            <text:p><text:span text:style-name="T2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39</text:p>
          </table:table-cell>
          <table:table-cell table:style-name="ce19" office:value-type="string" calcext:value-type="string">
            <text:p>check Home page </text:p>
            <text:p>(<text:span text:style-name="T2">Hijab Collection Link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Hijab Collection </text:span></text:p>
            <text:p><text:span text:style-name="T2">Link</text:span></text:p>
            <text:p/>
            <text:p/>
          </table:table-cell>
          <table:table-cell table:style-name="ce32" office:value-type="string" calcext:value-type="string">
            <text:p><text:span text:style-name="T2">Link is Rediecting to </text:span></text:p>
            <text:p><text:span text:style-name="T2">Hijab Collection Page  </text:span></text:p>
            <text:p/>
          </table:table-cell>
          <table:table-cell table:style-name="ce32" office:value-type="string" calcext:value-type="string">
            <text:p><text:span text:style-name="T2">Link should Redirect to </text:span></text:p>
            <text:p><text:span text:style-name="T2">Hijab Collection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6">
          <table:table-cell table:style-name="ce10" office:value-type="string" calcext:value-type="string">
            <text:p>TC#040</text:p>
          </table:table-cell>
          <table:table-cell table:style-name="ce19" office:value-type="string" calcext:value-type="string">
            <text:p>check Home page </text:p>
            <text:p>(<text:span text:style-name="T2">Hajj/Umrah Collection link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Hajj/Umrah</text:span></text:p>
            <text:p><text:span text:style-name="T2">Collection link</text:span></text:p>
            <text:p/>
            <text:p/>
          </table:table-cell>
          <table:table-cell table:style-name="ce32" office:value-type="string" calcext:value-type="string">
            <text:p><text:span text:style-name="T2">Link is Rediecting to </text:span></text:p>
            <text:p><text:span text:style-name="T2">Hajj/Umrah Collection</text:span></text:p>
            <text:p><text:span text:style-name="T2">Page  </text:span></text:p>
            <text:p/>
          </table:table-cell>
          <table:table-cell table:style-name="ce32" office:value-type="string" calcext:value-type="string">
            <text:p><text:span text:style-name="T2">Link should Redirect to </text:span></text:p>
            <text:p><text:span text:style-name="T2">Hajj/Umrah Collection </text:span></text:p>
            <text:p><text:span text:style-name="T2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41</text:p>
          </table:table-cell>
          <table:table-cell table:style-name="ce19" office:value-type="string" calcext:value-type="string">
            <text:p>check Home page </text:p>
            <text:p>(<text:span text:style-name="T2">Kimono Collection Link)</text:span></text:p>
          </table:table-cell>
          <table:table-cell table:style-name="ce30"/>
          <table:table-cell table:style-name="ce32" office:value-type="string" calcext:value-type="string">
            <text:p/>
            <text:p><text:span text:style-name="T2">Step1)Open Abayabuth </text:span></text:p>
            <text:p><text:span text:style-name="T2">HomePage </text:span></text:p>
            <text:p><text:span text:style-name="T2">Step2)Click on Kimono Collection</text:span></text:p>
            <text:p><text:span text:style-name="T2">Link</text:span></text:p>
            <text:p/>
            <text:p/>
          </table:table-cell>
          <table:table-cell table:style-name="ce32" office:value-type="string" calcext:value-type="string">
            <text:p><text:span text:style-name="T2">Link is Rediecting to </text:span></text:p>
            <text:p><text:span text:style-name="T2">Kimono Collection</text:span></text:p>
            <text:p><text:span text:style-name="T2">Page  </text:span></text:p>
            <text:p/>
          </table:table-cell>
          <table:table-cell table:style-name="ce32" office:value-type="string" calcext:value-type="string">
            <text:p><text:span text:style-name="T2">Link should Redirect to </text:span></text:p>
            <text:p><text:span text:style-name="T2">Kimono Collection </text:span></text:p>
            <text:p><text:span text:style-name="T2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9">
          <table:table-cell table:style-name="ce10" office:value-type="string" calcext:value-type="string">
            <text:p>TC#042</text:p>
          </table:table-cell>
          <table:table-cell table:style-name="ce19" office:value-type="string" calcext:value-type="string">
            <text:p>check Home Page</text:p>
            <text:p>(subscribe Button)</text:p>
          </table:table-cell>
          <table:table-cell table:style-name="ce30"/>
          <table:table-cell table:style-name="ce30" office:value-type="string" calcext:value-type="string">
            <text:p>Step1)Open Abayabuth HomePage  </text:p>
            <text:p>Step2)Place a cursor on Subscribe</text:p>
            <text:p>Button</text:p>
          </table:table-cell>
          <table:table-cell table:style-name="ce32" office:value-type="string" calcext:value-type="string">
            <text:p><text:span text:style-name="T2">Subscribe Button Color</text:span></text:p>
            <text:p><text:span text:style-name="T2">Changes when cursor place</text:span></text:p>
            <text:p><text:span text:style-name="T2">on it</text:span></text:p>
          </table:table-cell>
          <table:table-cell table:style-name="ce32" office:value-type="string" calcext:value-type="string">
            <text:p><text:span text:style-name="T2">Subscribe Button Color </text:span></text:p>
            <text:p><text:span text:style-name="T2">Should Change when </text:span></text:p>
            <text:p><text:span text:style-name="T2">cursor place on it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9">
          <table:table-cell table:style-name="ce10" office:value-type="string" calcext:value-type="string">
            <text:p>TC#043</text:p>
          </table:table-cell>
          <table:table-cell table:style-name="ce19" office:value-type="string" calcext:value-type="string">
            <text:p>check Home Page</text:p>
            <text:p>(subscribe Button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<text:span text:style-name="T1">Step2)Place a cursor on Subscribe</text:span></text:p>
            <text:p><text:span text:style-name="T1">Button</text:span></text:p>
          </table:table-cell>
          <table:table-cell table:style-name="ce32" office:value-type="string" calcext:value-type="string">
            <text:p>Cursor arrow is changed as </text:p>
            <text:p>Hand Icon</text:p>
          </table:table-cell>
          <table:table-cell table:style-name="ce32" office:value-type="string" calcext:value-type="string">
            <text:p>Cursor arrow Should </text:p>
            <text:p>changed as Hand Icon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44</text:p>
          </table:table-cell>
          <table:table-cell table:style-name="ce19" office:value-type="string" calcext:value-type="string">
            <text:p>check Home Page</text:p>
            <text:p>(subscribe Button)</text:p>
          </table:table-cell>
          <table:table-cell table:style-name="ce30"/>
          <table:table-cell table:style-name="ce30" office:value-type="string" calcext:value-type="string">
            <text:p>Step1)Open Abayabuth Home</text:p>
            <text:p>Page  </text:p>
            <text:p>Step2)Click on Subscribe Button</text:p>
          </table:table-cell>
          <table:table-cell table:style-name="ce32" office:value-type="string" calcext:value-type="string">
            <text:p><text:span text:style-name="T2">Subscribe Button is </text:span></text:p>
            <text:p><text:span text:style-name="T2">Clickable </text:span></text:p>
          </table:table-cell>
          <table:table-cell table:style-name="ce32" office:value-type="string" calcext:value-type="string">
            <text:p><text:span text:style-name="T2">Subscribe Button </text:span></text:p>
            <text:p><text:span text:style-name="T2">Should be Clickable </text:span></text:p>
            <text:p/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5">
          <table:table-cell table:style-name="ce10" office:value-type="string" calcext:value-type="string">
            <text:p>TC#045</text:p>
          </table:table-cell>
          <table:table-cell table:style-name="ce19" office:value-type="string" calcext:value-type="string">
            <text:p>check Home Page</text:p>
            <text:p>(subscribe Button)</text:p>
          </table:table-cell>
          <table:table-cell table:style-name="ce30"/>
          <table:table-cell table:style-name="ce32" office:value-type="string" calcext:value-type="string">
            <text:p>Step1)Open Abayabuth HomePage</text:p>
            <text:p>Step2)Observe the Subscribe </text:p>
            <text:p>textbox(SignUp for our Mailing</text:p>
            <text:p>List)</text:p>
          </table:table-cell>
          <table:table-cell table:style-name="ce30" office:value-type="string" calcext:value-type="string">
            <text:p>Subscribe Textbox is not</text:p>
            <text:p>Displaying</text:p>
          </table:table-cell>
          <table:table-cell table:style-name="ce32" office:value-type="string" calcext:value-type="string">
            <text:p><text:span text:style-name="T2">Subscribe Textbox should</text:span></text:p>
            <text:p>Display</text:p>
          </table:table-cell>
          <table:table-cell table:style-name="ce30" office:value-type="string" calcext:value-type="string">
            <text:p>Fail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0">
          <table:table-cell table:style-name="ce10" office:value-type="string" calcext:value-type="string">
            <text:p>TC#046</text:p>
          </table:table-cell>
          <table:table-cell table:style-name="ce19" office:value-type="string" calcext:value-type="string">
            <text:p>check Home page </text:p>
            <text:p>(My account)</text:p>
          </table:table-cell>
          <table:table-cell table:style-name="ce30"/>
          <table:table-cell table:style-name="ce30" office:value-type="string" calcext:value-type="string">
            <text:p>Step1)Open Abayabuth  HomePage</text:p>
            <text:p>Step2)Click on My Account Link</text:p>
          </table:table-cell>
          <table:table-cell table:style-name="ce30" office:value-type="string" calcext:value-type="string">
            <text:p>My Account link is </text:p>
            <text:p>Clickable</text:p>
          </table:table-cell>
          <table:table-cell table:style-name="ce30" office:value-type="string" calcext:value-type="string">
            <text:p>My Account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1">
          <table:table-cell table:style-name="ce10" office:value-type="string" calcext:value-type="string">
            <text:p>TC#047</text:p>
          </table:table-cell>
          <table:table-cell table:style-name="ce19" office:value-type="string" calcext:value-type="string">
            <text:p>check Home page </text:p>
            <text:p>(About Us) </text:p>
          </table:table-cell>
          <table:table-cell table:style-name="ce30"/>
          <table:table-cell table:style-name="ce30" office:value-type="string" calcext:value-type="string">
            <text:p>Step1)Open Abayabuth  HomePage</text:p>
            <text:p>Step2)Click on About Us Link</text:p>
          </table:table-cell>
          <table:table-cell table:style-name="ce30" office:value-type="string" calcext:value-type="string">
            <text:p>About Us link is Clickable</text:p>
          </table:table-cell>
          <table:table-cell table:style-name="ce30" office:value-type="string" calcext:value-type="string">
            <text:p>About Us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2">
          <table:table-cell table:style-name="ce10" office:value-type="string" calcext:value-type="string">
            <text:p>TC#048</text:p>
          </table:table-cell>
          <table:table-cell table:style-name="ce19" office:value-type="string" calcext:value-type="string">
            <text:p>check Home page </text:p>
            <text:p>(Contact Us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Contact Us Link</text:p>
          </table:table-cell>
          <table:table-cell table:style-name="ce30" office:value-type="string" calcext:value-type="string">
            <text:p>Contact Us link is Clickable</text:p>
          </table:table-cell>
          <table:table-cell table:style-name="ce30" office:value-type="string" calcext:value-type="string">
            <text:p>Contact Us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33">
          <table:table-cell table:style-name="ce10" office:value-type="string" calcext:value-type="string">
            <text:p>TC#049</text:p>
          </table:table-cell>
          <table:table-cell table:style-name="ce19" office:value-type="string" calcext:value-type="string">
            <text:p>check Home page </text:p>
            <text:p>(Size Chart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Size Chart Link</text:p>
          </table:table-cell>
          <table:table-cell table:style-name="ce30" office:value-type="string" calcext:value-type="string">
            <text:p>Size Chart <text:s/>link is Clickable</text:p>
          </table:table-cell>
          <table:table-cell table:style-name="ce30" office:value-type="string" calcext:value-type="string">
            <text:p>Size Chart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4">
          <table:table-cell table:style-name="ce10" office:value-type="string" calcext:value-type="string">
            <text:p>TC#050</text:p>
          </table:table-cell>
          <table:table-cell table:style-name="ce19" office:value-type="string" calcext:value-type="string">
            <text:p>check Home page </text:p>
            <text:p>(Feedback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Feedback Link</text:p>
          </table:table-cell>
          <table:table-cell table:style-name="ce30" office:value-type="string" calcext:value-type="string">
            <text:p>Feedback link is Clickable</text:p>
          </table:table-cell>
          <table:table-cell table:style-name="ce30" office:value-type="string" calcext:value-type="string">
            <text:p>Feedback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5">
          <table:table-cell table:style-name="ce10" office:value-type="string" calcext:value-type="string">
            <text:p>TC#051</text:p>
          </table:table-cell>
          <table:table-cell table:style-name="ce19" office:value-type="string" calcext:value-type="string">
            <text:p>check Home page </text:p>
            <text:p>(Terms and Condition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Terms and Condition</text:p>
            <text:p>Link</text:p>
          </table:table-cell>
          <table:table-cell table:style-name="ce30" office:value-type="string" calcext:value-type="string">
            <text:p>Terms and Condition link is</text:p>
            <text:p>Clickable</text:p>
          </table:table-cell>
          <table:table-cell table:style-name="ce30" office:value-type="string" calcext:value-type="string">
            <text:p>Terms and Condition Link</text:p>
            <text:p>Should 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6">
          <table:table-cell table:style-name="ce10" office:value-type="string" calcext:value-type="string">
            <text:p>TC#052</text:p>
          </table:table-cell>
          <table:table-cell table:style-name="ce19" office:value-type="string" calcext:value-type="string">
            <text:p>check Home page </text:p>
            <text:p>(Return policy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Return policy Link</text:p>
          </table:table-cell>
          <table:table-cell table:style-name="ce30" office:value-type="string" calcext:value-type="string">
            <text:p>Return policy link is Clickable</text:p>
          </table:table-cell>
          <table:table-cell table:style-name="ce30" office:value-type="string" calcext:value-type="string">
            <text:p>Return policy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2">
          <table:table-cell table:style-name="ce10" office:value-type="string" calcext:value-type="string">
            <text:p>TC#053</text:p>
          </table:table-cell>
          <table:table-cell table:style-name="ce19" office:value-type="string" calcext:value-type="string">
            <text:p>check Home page </text:p>
            <text:p>(FaQ's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FaQ's Link</text:p>
          </table:table-cell>
          <table:table-cell table:style-name="ce30" office:value-type="string" calcext:value-type="string">
            <text:p>FaQ's link is Clickable</text:p>
          </table:table-cell>
          <table:table-cell table:style-name="ce30" office:value-type="string" calcext:value-type="string">
            <text:p>FaQ's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3">
          <table:table-cell table:style-name="ce10" office:value-type="string" calcext:value-type="string">
            <text:p>TC#054</text:p>
          </table:table-cell>
          <table:table-cell table:style-name="ce19" office:value-type="string" calcext:value-type="string">
            <text:p>check Home page </text:p>
            <text:p>(Loyalty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Loyalty Link</text:p>
          </table:table-cell>
          <table:table-cell table:style-name="ce30" office:value-type="string" calcext:value-type="string">
            <text:p>Loyalty link is Clickable</text:p>
          </table:table-cell>
          <table:table-cell table:style-name="ce30" office:value-type="string" calcext:value-type="string">
            <text:p>Loyalty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7">
          <table:table-cell table:style-name="ce10" office:value-type="string" calcext:value-type="string">
            <text:p>TC#055</text:p>
          </table:table-cell>
          <table:table-cell table:style-name="ce19" office:value-type="string" calcext:value-type="string">
            <text:p>check Home page </text:p>
            <text:p>(Gift Card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Gift Card Link</text:p>
          </table:table-cell>
          <table:table-cell table:style-name="ce30" office:value-type="string" calcext:value-type="string">
            <text:p>Gift Card link is Clickable</text:p>
          </table:table-cell>
          <table:table-cell table:style-name="ce30" office:value-type="string" calcext:value-type="string">
            <text:p>Gift Card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6">
          <table:table-cell table:style-name="ce10" office:value-type="string" calcext:value-type="string">
            <text:p>TC#056</text:p>
          </table:table-cell>
          <table:table-cell table:style-name="ce19" office:value-type="string" calcext:value-type="string">
            <text:p>check Home page </text:p>
            <text:p>(Instagram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Instagram Link</text:p>
          </table:table-cell>
          <table:table-cell table:style-name="ce30" office:value-type="string" calcext:value-type="string">
            <text:p>Instagram link is Clickable</text:p>
          </table:table-cell>
          <table:table-cell table:style-name="ce30" office:value-type="string" calcext:value-type="string">
            <text:p>Instagram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1">
          <table:table-cell table:style-name="ce10" office:value-type="string" calcext:value-type="string">
            <text:p>TC#057</text:p>
          </table:table-cell>
          <table:table-cell table:style-name="ce19" office:value-type="string" calcext:value-type="string">
            <text:p>check Home page </text:p>
            <text:p>(Facebook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Facebook Link</text:p>
          </table:table-cell>
          <table:table-cell table:style-name="ce30" office:value-type="string" calcext:value-type="string">
            <text:p>Facebook link is Clickable</text:p>
          </table:table-cell>
          <table:table-cell table:style-name="ce30" office:value-type="string" calcext:value-type="string">
            <text:p>Facebook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3">
          <table:table-cell table:style-name="ce10" office:value-type="string" calcext:value-type="string">
            <text:p>TC#058</text:p>
          </table:table-cell>
          <table:table-cell table:style-name="ce19" office:value-type="string" calcext:value-type="string">
            <text:p>check Home page </text:p>
            <text:p>(Twitter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Twitter Link</text:p>
          </table:table-cell>
          <table:table-cell table:style-name="ce30" office:value-type="string" calcext:value-type="string">
            <text:p>Twitter link is Clickable</text:p>
          </table:table-cell>
          <table:table-cell table:style-name="ce30" office:value-type="string" calcext:value-type="string">
            <text:p>Twitter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37">
          <table:table-cell table:style-name="ce10" office:value-type="string" calcext:value-type="string">
            <text:p>TC#059</text:p>
          </table:table-cell>
          <table:table-cell table:style-name="ce19" office:value-type="string" calcext:value-type="string">
            <text:p>check Home page </text:p>
            <text:p>(Pinterest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Pinterest Link</text:p>
          </table:table-cell>
          <table:table-cell table:style-name="ce30" office:value-type="string" calcext:value-type="string">
            <text:p>Pinterest <text:s/>link is Clickable</text:p>
          </table:table-cell>
          <table:table-cell table:style-name="ce30" office:value-type="string" calcext:value-type="string">
            <text:p>Pinterest Link Should </text:p>
            <text:p>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8">
          <table:table-cell table:style-name="ce10" office:value-type="string" calcext:value-type="string">
            <text:p>TC#060</text:p>
          </table:table-cell>
          <table:table-cell table:style-name="ce19" office:value-type="string" calcext:value-type="string">
            <text:p>check Home page </text:p>
            <text:p>(My account)</text:p>
          </table:table-cell>
          <table:table-cell table:style-name="ce30"/>
          <table:table-cell table:style-name="ce30" office:value-type="string" calcext:value-type="string">
            <text:p>Step1)Open Abayabuth  HomePage</text:p>
            <text:p>Step2)Click on My Account Link</text:p>
          </table:table-cell>
          <table:table-cell table:style-name="ce30" office:value-type="string" calcext:value-type="string">
            <text:p>My Account link is</text:p>
            <text:p>Redirecting to My Account </text:p>
            <text:p>Page</text:p>
          </table:table-cell>
          <table:table-cell table:style-name="ce32" office:value-type="string" calcext:value-type="string">
            <text:p><text:span text:style-name="T2">My Account link should </text:span></text:p>
            <text:p><text:span text:style-name="T2">Redirect to My Account </text:span></text:p>
            <text:p><text:span text:style-name="T2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9">
          <table:table-cell table:style-name="ce10" office:value-type="string" calcext:value-type="string">
            <text:p>TC#061</text:p>
          </table:table-cell>
          <table:table-cell table:style-name="ce19" office:value-type="string" calcext:value-type="string">
            <text:p>check Home page </text:p>
            <text:p>(About Us) </text:p>
          </table:table-cell>
          <table:table-cell table:style-name="ce30"/>
          <table:table-cell table:style-name="ce30" office:value-type="string" calcext:value-type="string">
            <text:p>Step1)Open Abayabuth  HomePage</text:p>
            <text:p>Step2)Click on About Us Link</text:p>
          </table:table-cell>
          <table:table-cell table:style-name="ce30" office:value-type="string" calcext:value-type="string">
            <text:p>About Us link is</text:p>
            <text:p>Redirecting to My Account </text:p>
            <text:p>Page</text:p>
          </table:table-cell>
          <table:table-cell table:style-name="ce32" office:value-type="string" calcext:value-type="string">
            <text:p><text:span text:style-name="T2">About Us link should </text:span></text:p>
            <text:p><text:span text:style-name="T2">Redirect to My Account </text:span></text:p>
            <text:p><text:span text:style-name="T2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5">
          <table:table-cell table:style-name="ce10" office:value-type="string" calcext:value-type="string">
            <text:p>TC#062</text:p>
          </table:table-cell>
          <table:table-cell table:style-name="ce19" office:value-type="string" calcext:value-type="string">
            <text:p>check Home page </text:p>
            <text:p>(Contact Us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Contact Us Link</text:p>
          </table:table-cell>
          <table:table-cell table:style-name="ce30" office:value-type="string" calcext:value-type="string">
            <text:p>Contact Us link is </text:p>
            <text:p>Redirecting to Contact Us</text:p>
            <text:p><text:span text:style-name="T1">Page</text:span></text:p>
          </table:table-cell>
          <table:table-cell table:style-name="ce30" office:value-type="string" calcext:value-type="string">
            <text:p>Contact Us Link Should </text:p>
            <text:p><text:span text:style-name="T1">Redirecting to Contact Us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0">
          <table:table-cell table:style-name="ce10" office:value-type="string" calcext:value-type="string">
            <text:p>TC#063</text:p>
          </table:table-cell>
          <table:table-cell table:style-name="ce19" office:value-type="string" calcext:value-type="string">
            <text:p>check Home page </text:p>
            <text:p>(Size Chart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Size Chart Link</text:p>
          </table:table-cell>
          <table:table-cell table:style-name="ce30" office:value-type="string" calcext:value-type="string">
            <text:p>Size Chart link is  Redirecting</text:p>
            <text:p>to Size Chart <text:span text:style-name="T1">Page</text:span></text:p>
          </table:table-cell>
          <table:table-cell table:style-name="ce30" office:value-type="string" calcext:value-type="string">
            <text:p>Size Chart Link Should </text:p>
            <text:p><text:span text:style-name="T1">Redirecting to Size Chart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1">
          <table:table-cell table:style-name="ce10" office:value-type="string" calcext:value-type="string">
            <text:p>TC#064</text:p>
          </table:table-cell>
          <table:table-cell table:style-name="ce19" office:value-type="string" calcext:value-type="string">
            <text:p>check Home page </text:p>
            <text:p>(Feedback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Feedback Link</text:p>
          </table:table-cell>
          <table:table-cell table:style-name="ce30" office:value-type="string" calcext:value-type="string">
            <text:p>Feedback link is </text:p>
            <text:p>Redirecting to Feedback</text:p>
            <text:p><text:span text:style-name="T1">Page</text:span></text:p>
          </table:table-cell>
          <table:table-cell table:style-name="ce30" office:value-type="string" calcext:value-type="string">
            <text:p>Feedback Link Should </text:p>
            <text:p><text:span text:style-name="T1">Redirecting to Feedback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2">
          <table:table-cell table:style-name="ce10" office:value-type="string" calcext:value-type="string">
            <text:p>TC#065</text:p>
          </table:table-cell>
          <table:table-cell table:style-name="ce19" office:value-type="string" calcext:value-type="string">
            <text:p>check Home page </text:p>
            <text:p>(Terms and Condition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Terms and Condition</text:p>
            <text:p>Link</text:p>
          </table:table-cell>
          <table:table-cell table:style-name="ce30" office:value-type="string" calcext:value-type="string">
            <text:p>Terms and Condition link is </text:p>
            <text:p>Redirecting to Terms and </text:p>
            <text:p>Condition <text:span text:style-name="T1">Page</text:span></text:p>
          </table:table-cell>
          <table:table-cell table:style-name="ce30" office:value-type="string" calcext:value-type="string">
            <text:p>Terms and Condition Link </text:p>
            <text:p><text:span text:style-name="T1">Should Redirecting to</text:span></text:p>
            <text:p><text:span text:style-name="T1">Terms and Condition</text:span></text:p>
            <text:p><text:span text:style-name="T1">PageTerms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3">
          <table:table-cell table:style-name="ce10" office:value-type="string" calcext:value-type="string">
            <text:p>TC#066</text:p>
          </table:table-cell>
          <table:table-cell table:style-name="ce19" office:value-type="string" calcext:value-type="string">
            <text:p>check Home page </text:p>
            <text:p>(Return policy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Return policy Link</text:p>
          </table:table-cell>
          <table:table-cell table:style-name="ce30" office:value-type="string" calcext:value-type="string">
            <text:p>Return policy link is </text:p>
            <text:p>Redirecting to Return policy</text:p>
            <text:p><text:span text:style-name="T1">Page</text:span></text:p>
          </table:table-cell>
          <table:table-cell table:style-name="ce30" office:value-type="string" calcext:value-type="string">
            <text:p>Return policy Link Should </text:p>
            <text:p><text:span text:style-name="T1">Redirecting to Return </text:span></text:p>
            <text:p><text:span text:style-name="T1">Policy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4">
          <table:table-cell table:style-name="ce10" office:value-type="string" calcext:value-type="string">
            <text:p>TC#067</text:p>
          </table:table-cell>
          <table:table-cell table:style-name="ce19" office:value-type="string" calcext:value-type="string">
            <text:p>check Home page </text:p>
            <text:p>(FaQ's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FaQ's Link</text:p>
          </table:table-cell>
          <table:table-cell table:style-name="ce30" office:value-type="string" calcext:value-type="string">
            <text:p>FaQ's link is </text:p>
            <text:p>Redirecting to FaQ's <text:span text:style-name="T1">Page</text:span></text:p>
          </table:table-cell>
          <table:table-cell table:style-name="ce30" office:value-type="string" calcext:value-type="string">
            <text:p>FaQ's Link Should </text:p>
            <text:p><text:span text:style-name="T1">Redirecting to FaQ'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4">
          <table:table-cell table:style-name="ce10" office:value-type="string" calcext:value-type="string">
            <text:p>TC#068</text:p>
          </table:table-cell>
          <table:table-cell table:style-name="ce19" office:value-type="string" calcext:value-type="string">
            <text:p>check Home page </text:p>
            <text:p>(Loyalty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Loyalty Link</text:p>
          </table:table-cell>
          <table:table-cell table:style-name="ce30" office:value-type="string" calcext:value-type="string">
            <text:p>Loyalty link is </text:p>
            <text:p>Redirecting to Loyalty <text:span text:style-name="T1">Page</text:span></text:p>
          </table:table-cell>
          <table:table-cell table:style-name="ce30" office:value-type="string" calcext:value-type="string">
            <text:p>Loyalty Link Should </text:p>
            <text:p><text:span text:style-name="T1">Redirecting to Loyalty 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45">
          <table:table-cell table:style-name="ce10" office:value-type="string" calcext:value-type="string">
            <text:p>TC#069</text:p>
          </table:table-cell>
          <table:table-cell table:style-name="ce19" office:value-type="string" calcext:value-type="string">
            <text:p>check Home page </text:p>
            <text:p>(Gift Card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Gift Card Link</text:p>
          </table:table-cell>
          <table:table-cell table:style-name="ce30" office:value-type="string" calcext:value-type="string">
            <text:p>Gift Card link is </text:p>
            <text:p>Redirecting to Gift Card</text:p>
            <text:p><text:span text:style-name="T1">Page</text:span></text:p>
          </table:table-cell>
          <table:table-cell table:style-name="ce30" office:value-type="string" calcext:value-type="string">
            <text:p>Gift Card Link Should </text:p>
            <text:p><text:span text:style-name="T1">Redirecting to Gift Card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6">
          <table:table-cell table:style-name="ce10" office:value-type="string" calcext:value-type="string">
            <text:p>TC#070</text:p>
          </table:table-cell>
          <table:table-cell table:style-name="ce19" office:value-type="string" calcext:value-type="string">
            <text:p>check Home page </text:p>
            <text:p>(Instagram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Instagram Link</text:p>
          </table:table-cell>
          <table:table-cell table:style-name="ce30" office:value-type="string" calcext:value-type="string">
            <text:p>Instagram link is </text:p>
            <text:p>Redirecting to Instagram</text:p>
            <text:p><text:span text:style-name="T1">Page</text:span></text:p>
          </table:table-cell>
          <table:table-cell table:style-name="ce30" office:value-type="string" calcext:value-type="string">
            <text:p>Instagram Link Should </text:p>
            <text:p><text:span text:style-name="T1">Redirecting to Instagram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7">
          <table:table-cell table:style-name="ce10" office:value-type="string" calcext:value-type="string">
            <text:p>TC#071</text:p>
          </table:table-cell>
          <table:table-cell table:style-name="ce19" office:value-type="string" calcext:value-type="string">
            <text:p>check Home page </text:p>
            <text:p>(Facebook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Facebook Link</text:p>
          </table:table-cell>
          <table:table-cell table:style-name="ce30" office:value-type="string" calcext:value-type="string">
            <text:p>Facebook link is </text:p>
            <text:p>Redirecting to Facebook</text:p>
            <text:p><text:span text:style-name="T1">Page</text:span></text:p>
          </table:table-cell>
          <table:table-cell table:style-name="ce30" office:value-type="string" calcext:value-type="string">
            <text:p>Facebook Link Should </text:p>
            <text:p><text:span text:style-name="T1">Redirecting to Facebook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1">
          <table:table-cell table:style-name="ce10" office:value-type="string" calcext:value-type="string">
            <text:p>TC#072</text:p>
          </table:table-cell>
          <table:table-cell table:style-name="ce19" office:value-type="string" calcext:value-type="string">
            <text:p>check Home page </text:p>
            <text:p>(Twitter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Twitter Link</text:p>
          </table:table-cell>
          <table:table-cell table:style-name="ce30" office:value-type="string" calcext:value-type="string">
            <text:p>Twitter link is </text:p>
            <text:p>Redirecting to Twitter</text:p>
            <text:p><text:span text:style-name="T1">Page</text:span></text:p>
          </table:table-cell>
          <table:table-cell table:style-name="ce30" office:value-type="string" calcext:value-type="string">
            <text:p>Twitter Link Should </text:p>
            <text:p><text:span text:style-name="T1">Redirecting to Twitter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8">
          <table:table-cell table:style-name="ce10" office:value-type="string" calcext:value-type="string">
            <text:p>TC#073</text:p>
          </table:table-cell>
          <table:table-cell table:style-name="ce19" office:value-type="string" calcext:value-type="string">
            <text:p>check Home page </text:p>
            <text:p>(Pinterest)</text:p>
          </table:table-cell>
          <table:table-cell table:style-name="ce22"/>
          <table:table-cell table:style-name="ce30" office:value-type="string" calcext:value-type="string">
            <text:p>Step1)Open Abayabuth  HomePage</text:p>
            <text:p>Step2)Click on Pinterest Link</text:p>
          </table:table-cell>
          <table:table-cell table:style-name="ce30" office:value-type="string" calcext:value-type="string">
            <text:p>Pinterest link is </text:p>
            <text:p>Redirecting to Pinterest</text:p>
            <text:p><text:span text:style-name="T1">Page</text:span></text:p>
          </table:table-cell>
          <table:table-cell table:style-name="ce30" office:value-type="string" calcext:value-type="string">
            <text:p>Pinterest Link Should </text:p>
            <text:p><text:span text:style-name="T1">Redirecting to Pinterest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3">
          <table:table-cell table:style-name="ce10" office:value-type="string" calcext:value-type="string">
            <text:p>TC#074</text:p>
          </table:table-cell>
          <table:table-cell table:style-name="ce21" office:value-type="string" calcext:value-type="string">
            <text:p>Check Home page </text:p>
            <text:p>(Featured Product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Featured products</text:p>
            <text:p>Black Spring Blossom Open Jacket</text:p>
          </table:table-cell>
          <table:table-cell table:style-name="ce32" office:value-type="string" calcext:value-type="string">
            <text:p><text:span text:style-name="T2">Black Spring Blossom Open</text:span></text:p>
            <text:p><text:span text:style-name="T2"> Jacket is be clickable</text:span></text:p>
          </table:table-cell>
          <table:table-cell table:style-name="ce32" office:value-type="string" calcext:value-type="string">
            <text:p><text:span text:style-name="T2">Black Spring Blossom Open</text:span></text:p>
            <text:p><text:span text:style-name="T2"> Jacket should be clickabl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9">
          <table:table-cell table:style-name="ce10" office:value-type="string" calcext:value-type="string">
            <text:p>TC#075</text:p>
          </table:table-cell>
          <table:table-cell table:style-name="ce21" office:value-type="string" calcext:value-type="string">
            <text:p>Check Home page </text:p>
            <text:p>(Featured Product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(Featured products)</text:p>
            <text:p>Black Spring Blossom Open Jacket</text:p>
          </table:table-cell>
          <table:table-cell table:style-name="ce32" office:value-type="string" calcext:value-type="string">
            <text:p><text:span text:style-name="T2">Black Spring Blossom Open</text:span></text:p>
            <text:p><text:span text:style-name="T2"> Jacket is Redirecting to </text:span></text:p>
            <text:p><text:span text:style-name="T2">Particular page</text:span></text:p>
          </table:table-cell>
          <table:table-cell table:style-name="ce32" office:value-type="string" calcext:value-type="string">
            <text:p><text:span text:style-name="T2">Black Spring Blossom Open</text:span></text:p>
            <text:p><text:span text:style-name="T2"> Jacket should Redirect to </text:span></text:p>
            <text:p><text:span text:style-name="T2">Particula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9">
          <table:table-cell table:style-name="ce10" office:value-type="string" calcext:value-type="string">
            <text:p>TC#076</text:p>
          </table:table-cell>
          <table:table-cell table:style-name="ce21" office:value-type="string" calcext:value-type="string">
            <text:p>Check Home page</text:p>
            <text:p>(Test Product Name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Test Product Name</text:p>
          </table:table-cell>
          <table:table-cell table:style-name="ce30" office:value-type="string" calcext:value-type="string">
            <text:p>Test Product Name is Clickable</text:p>
            <text:p>And Redirecting to another </text:p>
            <text:p>Page</text:p>
          </table:table-cell>
          <table:table-cell table:style-name="ce32" office:value-type="string" calcext:value-type="string">
            <text:p><text:span text:style-name="T2">Test Product Name should be</text:span></text:p>
            <text:p><text:span text:style-name="T2">Clickable And Redirecting </text:span></text:p>
            <text:p><text:span text:style-name="T2">to anothe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0">
          <table:table-cell table:style-name="ce10" office:value-type="string" calcext:value-type="string">
            <text:p>TC#077</text:p>
          </table:table-cell>
          <table:table-cell table:style-name="ce21" office:value-type="string" calcext:value-type="string">
            <text:p>Check Home page</text:p>
            <text:p>(Read Les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Read Less</text:p>
          </table:table-cell>
          <table:table-cell table:style-name="ce30" office:value-type="string" calcext:value-type="string">
            <text:p>Read Less Link is Clickable</text:p>
            <text:p>And Redirecting to another </text:p>
            <text:p><text:span text:style-name="T1">Page</text:span></text:p>
          </table:table-cell>
          <table:table-cell table:style-name="ce30" office:value-type="string" calcext:value-type="string">
            <text:p>Read Less Link should be</text:p>
            <text:p>Clickable and Redirecting to</text:p>
            <text:p><text:span text:style-name="T1">anothe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1">
          <table:table-cell table:style-name="ce10" office:value-type="string" calcext:value-type="string">
            <text:p>TC#078</text:p>
          </table:table-cell>
          <table:table-cell table:style-name="ce21" office:value-type="string" calcext:value-type="string">
            <text:p>Check Home page</text:p>
            <text:p>(Read More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Read More</text:p>
          </table:table-cell>
          <table:table-cell table:style-name="ce30" office:value-type="string" calcext:value-type="string">
            <text:p>Read More Link is Clickable</text:p>
            <text:p>And Redirecting to another </text:p>
            <text:p>Page</text:p>
          </table:table-cell>
          <table:table-cell table:style-name="ce30" office:value-type="string" calcext:value-type="string">
            <text:p>Read More Link should be</text:p>
            <text:p>Clickable, Redirecting to another 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6">
          <table:table-cell table:style-name="ce10" office:value-type="string" calcext:value-type="string">
            <text:p>TC#079</text:p>
          </table:table-cell>
          <table:table-cell table:style-name="ce19" office:value-type="string" calcext:value-type="string">
            <text:p>check Home page</text:p>
            <text:p>(Add To cart)</text:p>
          </table:table-cell>
          <table:table-cell table:style-name="ce30"/>
          <table:table-cell table:style-name="ce30" office:value-type="string" calcext:value-type="string">
            <text:p>Step1)Open Abayabuth HomePage  </text:p>
            <text:p>Step2)Place a cursor on Add To cart</text:p>
            <text:p>Button</text:p>
          </table:table-cell>
          <table:table-cell table:style-name="ce32" office:value-type="string" calcext:value-type="string">
            <text:p><text:span text:style-name="T2">Add To cart Button Color</text:span></text:p>
            <text:p><text:span text:style-name="T2">Changes when cursor place</text:span></text:p>
            <text:p><text:span text:style-name="T2">on it</text:span></text:p>
          </table:table-cell>
          <table:table-cell table:style-name="ce32" office:value-type="string" calcext:value-type="string">
            <text:p><text:span text:style-name="T2">Add To cart Button Color </text:span></text:p>
            <text:p><text:span text:style-name="T2">Should Change when </text:span></text:p>
            <text:p><text:span text:style-name="T2">cursor place on it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2">
          <table:table-cell table:style-name="ce10" office:value-type="string" calcext:value-type="string">
            <text:p>TC#080</text:p>
          </table:table-cell>
          <table:table-cell table:style-name="ce19" office:value-type="string" calcext:value-type="string">
            <text:p>check Home page</text:p>
            <text:p>(Add To cart)</text:p>
          </table:table-cell>
          <table:table-cell table:style-name="ce30"/>
          <table:table-cell table:style-name="ce30" office:value-type="string" calcext:value-type="string">
            <text:p>Step1)Open Abayabuth Home</text:p>
            <text:p>Page</text:p>
            <text:p><text:span text:style-name="T1">Step2)Place a cursor on Add To cart</text:span></text:p>
            <text:p><text:span text:style-name="T1">Button</text:span></text:p>
          </table:table-cell>
          <table:table-cell table:style-name="ce32" office:value-type="string" calcext:value-type="string">
            <text:p>Cursor arrow is changed as </text:p>
            <text:p>Hand Icon</text:p>
          </table:table-cell>
          <table:table-cell table:style-name="ce32" office:value-type="string" calcext:value-type="string">
            <text:p>Cursor arrow Should </text:p>
            <text:p>changed as Hand Icon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0">
          <table:table-cell table:style-name="ce10" office:value-type="string" calcext:value-type="string">
            <text:p>TC#081</text:p>
          </table:table-cell>
          <table:table-cell table:style-name="ce19" office:value-type="string" calcext:value-type="string">
            <text:p>check Home page</text:p>
            <text:p>(Add To cart)</text:p>
          </table:table-cell>
          <table:table-cell table:style-name="ce30"/>
          <table:table-cell table:style-name="ce30" office:value-type="string" calcext:value-type="string">
            <text:p>Step1)Open Abayabuth Home</text:p>
            <text:p>Page  </text:p>
            <text:p>Step2)Click on Add To cart Button</text:p>
          </table:table-cell>
          <table:table-cell table:style-name="ce32" office:value-type="string" calcext:value-type="string">
            <text:p><text:span text:style-name="T2">Add To cart Button is </text:span></text:p>
            <text:p><text:span text:style-name="T2">Clickable </text:span></text:p>
          </table:table-cell>
          <table:table-cell table:style-name="ce32" office:value-type="string" calcext:value-type="string">
            <text:p><text:span text:style-name="T2">Add To cart Button </text:span></text:p>
            <text:p><text:span text:style-name="T2">Should be Clickable </text:span></text:p>
            <text:p/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82</text:p>
          </table:table-cell>
          <table:table-cell table:style-name="ce19" office:value-type="string" calcext:value-type="string">
            <text:p>check Home page</text:p>
            <text:p>(Add To cart)</text:p>
          </table:table-cell>
          <table:table-cell table:style-name="ce30"/>
          <table:table-cell table:style-name="ce32" office:value-type="string" calcext:value-type="string">
            <text:p>Step1)Open Abayabuth HomePage</text:p>
            <text:p>Step2)Observe the Add To cart</text:p>
            <text:p>Button</text:p>
          </table:table-cell>
          <table:table-cell table:style-name="ce30" office:value-type="string" calcext:value-type="string">
            <text:p>Add To cart Button Spelling is </text:p>
            <text:p>Not Correct</text:p>
          </table:table-cell>
          <table:table-cell table:style-name="ce32" office:value-type="string" calcext:value-type="string">
            <text:p>Add to Cart Spelling should be</text:p>
            <text:p>Correct</text:p>
          </table:table-cell>
          <table:table-cell table:style-name="ce30" office:value-type="string" calcext:value-type="string">
            <text:p>Fail</text:p>
          </table:table-cell>
          <table:table-cell table:style-name="ce21" office:value-type="string" calcext:value-type="string">
            <text:p>Minor</text:p>
          </table:table-cell>
          <table:table-cell table:style-name="ce21"/>
          <table:table-cell table:style-name="ce42"/>
          <table:table-cell table:number-columns-repeated="1014"/>
        </table:table-row>
        <table:table-row table:style-name="ro38">
          <table:table-cell table:style-name="ce10" office:value-type="string" calcext:value-type="string">
            <text:p>TC#083</text:p>
          </table:table-cell>
          <table:table-cell table:style-name="ce21" office:value-type="string" calcext:value-type="string">
            <text:p>Check Home page</text:p>
            <text:p>(What's new category)</text:p>
            <text:p/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What's New </text:p>
            <text:p>Category</text:p>
          </table:table-cell>
          <table:table-cell table:style-name="ce30" office:value-type="string" calcext:value-type="string">
            <text:p>What's New  Header link is</text:p>
            <text:p>Clickable and Redirecting to </text:p>
            <text:p>What's new Page</text:p>
          </table:table-cell>
          <table:table-cell table:style-name="ce32" office:value-type="string" calcext:value-type="string">
            <text:p><text:span text:style-name="T2">What's New  Header link should</text:span></text:p>
            <text:p><text:span text:style-name="T2">Be Clickable and Redirecting to </text:span></text:p>
            <text:p><text:span text:style-name="T2">What's new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6">
          <table:table-cell table:style-name="ce10" office:value-type="string" calcext:value-type="string">
            <text:p>TC#084</text:p>
          </table:table-cell>
          <table:table-cell table:style-name="ce22" office:value-type="string" calcext:value-type="string">
            <text:p>Check What's new category </text:p>
            <text:p>   (Elle Evening Gown)</text:p>
          </table:table-cell>
          <table:table-cell table:style-name="ce22"/>
          <table:table-cell table:style-name="ce33" office:value-type="string" calcext:value-type="string">
            <text:p>Step1)Open Abayabuth HomePage</text:p>
            <text:p>Step2)Click on What's New </text:p>
            <text:p>Category</text:p>
            <text:p>Step3)Click on Elle Evening Gown</text:p>
          </table:table-cell>
          <table:table-cell table:style-name="ce30" office:value-type="string" calcext:value-type="string">
            <text:p>Elle Evening Category is </text:p>
            <text:p>Clickable and Redirecting to </text:p>
            <text:p>another page </text:p>
          </table:table-cell>
          <table:table-cell table:style-name="ce32" office:value-type="string" calcext:value-type="string">
            <text:p><text:span text:style-name="T2">Elle Evening Category should be </text:span></text:p>
            <text:p><text:span text:style-name="T2">Clickable and Redirecting to </text:span></text:p>
            <text:p><text:span text:style-name="T2">another page 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9">
          <table:table-cell table:style-name="ce10" office:value-type="string" calcext:value-type="string">
            <text:p>TC#085</text:p>
          </table:table-cell>
          <table:table-cell table:style-name="ce21" office:value-type="string" calcext:value-type="string">
            <text:p>Check Abaya Category</text:p>
            <text:p>(Essential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Abaya Category</text:p>
            <text:p>step3)Click on Essentials Category</text:p>
          </table:table-cell>
          <table:table-cell table:style-name="ce30" office:value-type="string" calcext:value-type="string">
            <text:p>Essentials Category are </text:p>
            <text:p>Clickable and  Redirecting to </text:p>
            <text:p>Essentials page</text:p>
          </table:table-cell>
          <table:table-cell table:style-name="ce32" office:value-type="string" calcext:value-type="string">
            <text:p><text:span text:style-name="T2">Essentials Category should be</text:span></text:p>
            <text:p><text:span text:style-name="T2">Clickable and  Redirecting to </text:span></text:p>
            <text:p><text:span text:style-name="T2">Essential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9">
          <table:table-cell table:style-name="ce10" office:value-type="string" calcext:value-type="string">
            <text:p>TC#086</text:p>
          </table:table-cell>
          <table:table-cell table:style-name="ce21" office:value-type="string" calcext:value-type="string">
            <text:p>Check Abaya Category</text:p>
            <text:p>(Occasion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Abaya Category</text:p>
            <text:p>step3)Click on Occasions Category</text:p>
          </table:table-cell>
          <table:table-cell table:style-name="ce30" office:value-type="string" calcext:value-type="string">
            <text:p>Occasions Category are </text:p>
            <text:p>Clickable and  Redirecting to </text:p>
            <text:p>Occasions page</text:p>
          </table:table-cell>
          <table:table-cell table:style-name="ce32" office:value-type="string" calcext:value-type="string">
            <text:p><text:span text:style-name="T2">Occasions Category should be</text:span></text:p>
            <text:p><text:span text:style-name="T2">Clickable and  Redirecting to </text:span></text:p>
            <text:p><text:span text:style-name="T2">Occasion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8">
          <table:table-cell table:style-name="ce10" office:value-type="string" calcext:value-type="string">
            <text:p>TC#086</text:p>
          </table:table-cell>
          <table:table-cell table:style-name="ce21" office:value-type="string" calcext:value-type="string">
            <text:p>Check Abaya Category</text:p>
            <text:p>(Back in Stock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Abaya Category</text:p>
            <text:p>step3)Click on Back in Stock</text:p>
            <text:p>Category</text:p>
          </table:table-cell>
          <table:table-cell table:style-name="ce30" office:value-type="string" calcext:value-type="string">
            <text:p>Back in Stock Category are </text:p>
            <text:p>Clickable and  Redirecting to </text:p>
            <text:p>Back in Stock page</text:p>
          </table:table-cell>
          <table:table-cell table:style-name="ce32" office:value-type="string" calcext:value-type="string">
            <text:p><text:span text:style-name="T2">Back in Stock Category should </text:span></text:p>
            <text:p><text:span text:style-name="T2">Be Clickable and  Redirecting to </text:span></text:p>
            <text:p><text:span text:style-name="T2">Back in Stock page</text:span>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53">
          <table:table-cell table:style-name="ce10" office:value-type="string" calcext:value-type="string">
            <text:p>TC#087</text:p>
          </table:table-cell>
          <table:table-cell table:style-name="ce21" office:value-type="string" calcext:value-type="string">
            <text:p>Check Abaya Category</text:p>
            <text:p>(Premium Collection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Abaya Category</text:p>
            <text:p>step3)Click on Premium Collection</text:p>
            <text:p>Category</text:p>
          </table:table-cell>
          <table:table-cell table:style-name="ce30" office:value-type="string" calcext:value-type="string">
            <text:p>Premium Collection Category</text:p>
            <text:p>are Clickable and  Redirecting</text:p>
            <text:p>to Premium Collection page</text:p>
          </table:table-cell>
          <table:table-cell table:style-name="ce32" office:value-type="string" calcext:value-type="string">
            <text:p><text:span text:style-name="T2">Premium Collection Category</text:span></text:p>
            <text:p><text:span text:style-name="T2">should be Clickable and  </text:span></text:p>
            <text:p><text:span text:style-name="T2">Redirecting to PremiumCollection</text:span></text:p>
            <text:p><text:span text:style-name="T2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9">
          <table:table-cell table:style-name="ce10" office:value-type="string" calcext:value-type="string">
            <text:p>TC#088</text:p>
          </table:table-cell>
          <table:table-cell table:style-name="ce21" office:value-type="string" calcext:value-type="string">
            <text:p>Check Abaya Category</text:p>
            <text:p>(Inner Slip Dres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Abaya Category</text:p>
            <text:p>step3)Click on Inner Slip Dress</text:p>
            <text:p>Category</text:p>
          </table:table-cell>
          <table:table-cell table:style-name="ce30" office:value-type="string" calcext:value-type="string">
            <text:p>Inner Slip Dress Category are </text:p>
            <text:p>Clickable and  Redirecting to </text:p>
            <text:p>Inner Slip Dress page</text:p>
          </table:table-cell>
          <table:table-cell table:style-name="ce32" office:value-type="string" calcext:value-type="string">
            <text:p><text:span text:style-name="T2">Inner Slip Dress Category should</text:span></text:p>
            <text:p><text:span text:style-name="T2">Be Clickable and  Redirecting to </text:span></text:p>
            <text:p><text:span text:style-name="T2">Inner Slip Dres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2">
          <table:table-cell table:style-name="ce10" office:value-type="string" calcext:value-type="string">
            <text:p>TC#089</text:p>
          </table:table-cell>
          <table:table-cell table:style-name="ce21" office:value-type="string" calcext:value-type="string">
            <text:p>Check Abaya Category</text:p>
            <text:p>(Accessorie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Abaya Category</text:p>
            <text:p>step3)Click on Accessories</text:p>
            <text:p>Category</text:p>
          </table:table-cell>
          <table:table-cell table:style-name="ce30" office:value-type="string" calcext:value-type="string">
            <text:p>Accessories Category are </text:p>
            <text:p>Clickable and  Redirecting to </text:p>
            <text:p>Accessories page</text:p>
          </table:table-cell>
          <table:table-cell table:style-name="ce32" office:value-type="string" calcext:value-type="string">
            <text:p><text:span text:style-name="T2">Accessories Category should be</text:span></text:p>
            <text:p><text:span text:style-name="T2">Clickable and  Redirecting to </text:span></text:p>
            <text:p><text:span text:style-name="T2">Accessorie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2">
          <table:table-cell table:style-name="ce10" office:value-type="string" calcext:value-type="string">
            <text:p>TC#090</text:p>
          </table:table-cell>
          <table:table-cell table:style-name="ce21" office:value-type="string" calcext:value-type="string">
            <text:p>Check Abaya Category</text:p>
            <text:p>(Shop The Look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Abaya Category</text:p>
            <text:p>step3)Click on Shop The Look</text:p>
            <text:p>Category</text:p>
          </table:table-cell>
          <table:table-cell table:style-name="ce30" office:value-type="string" calcext:value-type="string">
            <text:p>Shop The Look Category are </text:p>
            <text:p>Clickable and  Redirecting to </text:p>
            <text:p>Shop The Look page</text:p>
          </table:table-cell>
          <table:table-cell table:style-name="ce32" office:value-type="string" calcext:value-type="string">
            <text:p><text:span text:style-name="T2">Shop The Look Category should </text:span></text:p>
            <text:p><text:span text:style-name="T2">Be Clickable and  Redirecting to </text:span></text:p>
            <text:p><text:span text:style-name="T2">Shop The Look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6">
          <table:table-cell table:style-name="ce10" office:value-type="string" calcext:value-type="string">
            <text:p>TC#091</text:p>
          </table:table-cell>
          <table:table-cell table:style-name="ce21" office:value-type="string" calcext:value-type="string">
            <text:p>Check Abaya Category</text:p>
            <text:p>(View All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Abaya Category</text:p>
            <text:p>step3)Click on View All Category</text:p>
          </table:table-cell>
          <table:table-cell table:style-name="ce30" office:value-type="string" calcext:value-type="string">
            <text:p>View All Category are </text:p>
            <text:p>Clickable and  Redirecting to </text:p>
            <text:p>View All page</text:p>
          </table:table-cell>
          <table:table-cell table:style-name="ce32" office:value-type="string" calcext:value-type="string">
            <text:p><text:span text:style-name="T2">View All Category should be</text:span></text:p>
            <text:p><text:span text:style-name="T2">Clickable and  Redirecting to </text:span></text:p>
            <text:p><text:span text:style-name="T2">View All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6">
          <table:table-cell table:style-name="ce10" office:value-type="string" calcext:value-type="string">
            <text:p>TC#092</text:p>
          </table:table-cell>
          <table:table-cell table:style-name="ce21" office:value-type="string" calcext:value-type="string">
            <text:p>Check Dresses Category</text:p>
            <text:p>(Inner Slip Dresses)</text:p>
          </table:table-cell>
          <table:table-cell table:style-name="ce30"/>
          <table:table-cell table:style-name="ce30" office:value-type="string" calcext:value-type="string">
            <text:p>Step1)Open Abayabuth HomePage </text:p>
            <text:p>Step2)Place a Cursor on Dresses</text:p>
            <text:p>Observe the Screen</text:p>
          </table:table-cell>
          <table:table-cell table:style-name="ce30" office:value-type="string" calcext:value-type="string">
            <text:p>Categories of the Dresses</text:p>
            <text:p>Will Be Displayed</text:p>
          </table:table-cell>
          <table:table-cell table:style-name="ce32" office:value-type="string" calcext:value-type="string">
            <text:p>Categories of the Dresses should</text:p>
            <text:p>Be Displayed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6">
          <table:table-cell table:style-name="ce10" office:value-type="string" calcext:value-type="string">
            <text:p>TC#093</text:p>
          </table:table-cell>
          <table:table-cell table:style-name="ce21" office:value-type="string" calcext:value-type="string">
            <text:p>Check Dresses Category</text:p>
            <text:p>(Midi Dresses)</text:p>
          </table:table-cell>
          <table:table-cell table:style-name="ce30"/>
          <table:table-cell table:style-name="ce30" office:value-type="string" calcext:value-type="string">
            <text:p>Step1)Open Abayabuth HomePage </text:p>
            <text:p>Step2)Place a Cursor on Dresses</text:p>
            <text:p>Observe the Screen</text:p>
          </table:table-cell>
          <table:table-cell table:style-name="ce30" office:value-type="string" calcext:value-type="string">
            <text:p>Categories(Midi Dresses) of </text:p>
            <text:p>The Dresses Will Be </text:p>
            <text:p>Displayed</text:p>
          </table:table-cell>
          <table:table-cell table:style-name="ce32" office:value-type="string" calcext:value-type="string">
            <text:p>Categories(Midi Dresses) of the </text:p>
            <text:p>Dresses should Be Displayed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6">
          <table:table-cell table:style-name="ce10" office:value-type="string" calcext:value-type="string">
            <text:p>TC#094</text:p>
          </table:table-cell>
          <table:table-cell table:style-name="ce21" office:value-type="string" calcext:value-type="string">
            <text:p>Check Dresses Category</text:p>
            <text:p>(Inner Slip Dresses)</text:p>
          </table:table-cell>
          <table:table-cell table:style-name="ce30"/>
          <table:table-cell table:style-name="ce30" office:value-type="string" calcext:value-type="string">
            <text:p>Step1)Open Abayabuth HomePage </text:p>
            <text:p>Step2)Click on Dresses in HomePage</text:p>
          </table:table-cell>
          <table:table-cell table:style-name="ce30" office:value-type="string" calcext:value-type="string">
            <text:p>Dresses Header  is Clickable</text:p>
            <text:p>And Redirecting to another</text:p>
            <text:p>Page</text:p>
          </table:table-cell>
          <table:table-cell table:style-name="ce32" office:value-type="string" calcext:value-type="string">
            <text:p>Dresses Header  is Clickable</text:p>
            <text:p>And Redirecting to another</text:p>
            <text:p>Pag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0">
          <table:table-cell table:style-name="ce10" office:value-type="string" calcext:value-type="string">
            <text:p>TC#095</text:p>
          </table:table-cell>
          <table:table-cell table:style-name="ce21" office:value-type="string" calcext:value-type="string">
            <text:p>Check Hijabs+Accessories</text:p>
            <text:p><text:span text:style-name="T1">Category</text:span>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Hijabs+Accessories</text:p>
            <text:p><text:span text:style-name="T1">Category</text:span></text:p>
          </table:table-cell>
          <table:table-cell table:style-name="ce30" office:value-type="string" calcext:value-type="string">
            <text:p><text:span text:style-name="T1">Hijabs+Accessories</text:span></text:p>
            <text:p><text:span text:style-name="T1">Category is Clickable and </text:span></text:p>
            <text:p><text:span text:style-name="T1">Redirecting to another page</text:span></text:p>
          </table:table-cell>
          <table:table-cell table:style-name="ce30" office:value-type="string" calcext:value-type="string">
            <text:p><text:span text:style-name="T1">Hijabs+Accessories Category </text:span></text:p>
            <text:p><text:span text:style-name="T1">should be Clickable and </text:span></text:p>
            <text:p><text:span text:style-name="T1">Redirecting to anothe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4">
          <table:table-cell table:style-name="ce10" office:value-type="string" calcext:value-type="string">
            <text:p>TC#096</text:p>
          </table:table-cell>
          <table:table-cell table:style-name="ce21" office:value-type="string" calcext:value-type="string">
            <text:p>Check Hijabs+Accessories</text:p>
            <text:p><text:span text:style-name="T1">Category</text:span></text:p>
            <text:p><text:span text:style-name="T1">(Georgette Hijabs)</text:span>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Hijabs+Accessories</text:p>
            <text:p><text:span text:style-name="T1">Category</text:span></text:p>
            <text:p><text:span text:style-name="T1">Steo3) Click on Georgette Hijabs</text:span></text:p>
            <text:p><text:span text:style-name="T1">Category in HomePage</text:span></text:p>
          </table:table-cell>
          <table:table-cell table:style-name="ce30" office:value-type="string" calcext:value-type="string">
            <text:p><text:span text:style-name="T1">Georgette Hijabs Category is </text:span></text:p>
            <text:p><text:span text:style-name="T1">Clickable and Redirecting to </text:span></text:p>
            <text:p><text:span text:style-name="T1">Another page</text:span></text:p>
          </table:table-cell>
          <table:table-cell table:style-name="ce30" office:value-type="string" calcext:value-type="string">
            <text:p><text:span text:style-name="T1">Georgette Hijabs Category should</text:span></text:p>
            <text:p><text:span text:style-name="T1">should be Clickable and </text:span></text:p>
            <text:p><text:span text:style-name="T1">Redirecting to Georgette Hijabs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5">
          <table:table-cell table:style-name="ce10" office:value-type="string" calcext:value-type="string">
            <text:p>TC#097</text:p>
          </table:table-cell>
          <table:table-cell table:style-name="ce21" office:value-type="string" calcext:value-type="string">
            <text:p>Check Hijabs+Accessories</text:p>
            <text:p><text:span text:style-name="T1">Category</text:span></text:p>
            <text:p><text:span text:style-name="T1">(Premium Cheffon Hijabs)</text:span>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Hijabs+Accessories</text:p>
            <text:p><text:span text:style-name="T1">Category</text:span></text:p>
            <text:p><text:span text:style-name="T1">Steo3) Click on Premium Cheffon</text:span></text:p>
            <text:p><text:span text:style-name="T1">Hijabs Category</text:span></text:p>
          </table:table-cell>
          <table:table-cell table:style-name="ce40" office:value-type="string" calcext:value-type="string">
            <text:p><text:span text:style-name="T2">Premium Cheffon Hijabs </text:span></text:p>
            <text:p><text:span text:style-name="T2">Category is Clickable and </text:span></text:p>
            <text:p><text:span text:style-name="T2">Redirecting to PremiumCheffon</text:span></text:p>
            <text:p><text:span text:style-name="T2">Hijabs page</text:span></text:p>
          </table:table-cell>
          <table:table-cell table:style-name="ce30" office:value-type="string" calcext:value-type="string">
            <text:p><text:span text:style-name="T1">Premium Cheffon Hijabs Category</text:span></text:p>
            <text:p><text:span text:style-name="T1">Should be Clickable and </text:span></text:p>
            <text:p><text:span text:style-name="T1">Redirecting to Premium Cheffon</text:span></text:p>
            <text:p><text:span text:style-name="T1">Hijab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6">
          <table:table-cell table:style-name="ce10" office:value-type="string" calcext:value-type="string">
            <text:p>TC#098</text:p>
          </table:table-cell>
          <table:table-cell table:style-name="ce21" office:value-type="string" calcext:value-type="string">
            <text:p>Check Hijabs+Accessories</text:p>
            <text:p><text:span text:style-name="T1">Category</text:span></text:p>
            <text:p><text:span text:style-name="T1">(Premium Jersey Hijabs)</text:span>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Hijabs+Accessories</text:p>
            <text:p><text:span text:style-name="T1">Category</text:span></text:p>
            <text:p><text:span text:style-name="T1">Steo3) Click on Premium Jersey </text:span></text:p>
            <text:p><text:span text:style-name="T1">Hijabs Category</text:span></text:p>
          </table:table-cell>
          <table:table-cell table:style-name="ce40" office:value-type="string" calcext:value-type="string">
            <text:p><text:span text:style-name="T2">Georgette Hijabs Category is </text:span></text:p>
            <text:p><text:span text:style-name="T2">Clickable and Redirecting to </text:span></text:p>
            <text:p><text:span text:style-name="T2">Premium Jersey  page</text:span></text:p>
          </table:table-cell>
          <table:table-cell table:style-name="ce30" office:value-type="string" calcext:value-type="string">
            <text:p><text:span text:style-name="T1">Georgette Hijabs Category should</text:span></text:p>
            <text:p><text:span text:style-name="T1">should be Clickable and </text:span></text:p>
            <text:p><text:span text:style-name="T1">Redirecting to Georgette Hijabs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7">
          <table:table-cell table:style-name="ce10" office:value-type="string" calcext:value-type="string">
            <text:p>TC#099</text:p>
          </table:table-cell>
          <table:table-cell table:style-name="ce21" office:value-type="string" calcext:value-type="string">
            <text:p>Check Hijabs+Accessories</text:p>
            <text:p><text:span text:style-name="T1">Category(Turbans)</text:span>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Hijabs+Accessories</text:p>
            <text:p><text:span text:style-name="T1">Category</text:span></text:p>
            <text:p><text:span text:style-name="T1">Step3) Click on Turbans Category</text:span></text:p>
          </table:table-cell>
          <table:table-cell table:style-name="ce40" office:value-type="string" calcext:value-type="string">
            <text:p><text:span text:style-name="T2">Turbans Category is Clickable </text:span></text:p>
            <text:p><text:span text:style-name="T2">and Redirecting to Turbans</text:span></text:p>
            <text:p><text:span text:style-name="T2">Page</text:span></text:p>
          </table:table-cell>
          <table:table-cell table:style-name="ce30" office:value-type="string" calcext:value-type="string">
            <text:p><text:span text:style-name="T1">Turbans Categoryshould be </text:span></text:p>
            <text:p><text:span text:style-name="T1">Clickable and Redirecting to </text:span></text:p>
            <text:p><text:span text:style-name="T1">Turbans Hijab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50">
          <table:table-cell table:style-name="ce10" office:value-type="string" calcext:value-type="string">
            <text:p>TC#100</text:p>
          </table:table-cell>
          <table:table-cell table:style-name="ce21" office:value-type="string" calcext:value-type="string">
            <text:p>Check Hijabs+Accessories</text:p>
            <text:p><text:span text:style-name="T1">Category(Accessories)</text:span>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Hijabs+Accessories</text:p>
            <text:p><text:span text:style-name="T1">Category</text:span></text:p>
            <text:p><text:span text:style-name="T1">Step3) Click on Accessories </text:span></text:p>
            <text:p><text:span text:style-name="T1">Category</text:span></text:p>
          </table:table-cell>
          <table:table-cell table:style-name="ce40" office:value-type="string" calcext:value-type="string">
            <text:p><text:span text:style-name="T1">Accessories </text:span><text:span text:style-name="T2">Category is </text:span></text:p>
            <text:p><text:span text:style-name="T2">Clickable and Redirecting to </text:span></text:p>
            <text:p><text:span text:style-name="T1">Accessories </text:span><text:span text:style-name="T2">Page</text:span></text:p>
          </table:table-cell>
          <table:table-cell table:style-name="ce30" office:value-type="string" calcext:value-type="string">
            <text:p><text:span text:style-name="T1">Accessories Category should be </text:span></text:p>
            <text:p><text:span text:style-name="T1">Clickable and Redirecting to </text:span></text:p>
            <text:p><text:span text:style-name="T1">Accessorie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5">
          <table:table-cell table:style-name="ce10" office:value-type="string" calcext:value-type="string">
            <text:p>TC#101</text:p>
          </table:table-cell>
          <table:table-cell table:style-name="ce21" office:value-type="string" calcext:value-type="string">
            <text:p>Check Blog Category</text:p>
            <text:p>(Today’s Ramadan Tradition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In (Today’s Ramadan </text:p>
            <text:p>Traditions) Click on Read More</text:p>
          </table:table-cell>
          <table:table-cell table:style-name="ce30" office:value-type="string" calcext:value-type="string">
            <text:p>Upon click on Readmore</text:p>
            <text:p>It is Clickable and loads more</text:p>
            <text:p>Information </text:p>
            <text:p/>
          </table:table-cell>
          <table:table-cell table:style-name="ce32" office:value-type="string" calcext:value-type="string">
            <text:p><text:span text:style-name="T2">upon click on Readmore</text:span></text:p>
            <text:p><text:span text:style-name="T2">It should be Clickable and loads </text:span></text:p>
            <text:p><text:span text:style-name="T2">More Information </text:span></text:p>
            <text:p/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8">
          <table:table-cell table:style-name="ce10" office:value-type="string" calcext:value-type="string">
            <text:p>TC#102</text:p>
          </table:table-cell>
          <table:table-cell table:style-name="ce21" office:value-type="string" calcext:value-type="string">
            <text:p>check Blog Category</text:p>
            <text:p>(All Link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Blog Category</text:p>
            <text:p>Step3)Click on All Links</text:p>
          </table:table-cell>
          <table:table-cell table:style-name="ce30" office:value-type="string" calcext:value-type="string">
            <text:p>Upon Click on All Links it is </text:p>
            <text:p>Clickable and Redirecting</text:p>
            <text:p>To another page</text:p>
          </table:table-cell>
          <table:table-cell table:style-name="ce32" office:value-type="string" calcext:value-type="string">
            <text:p><text:span text:style-name="T2">Upon Click on All Links it should </text:span></text:p>
            <text:p><text:span text:style-name="T2">Be Clickable and Redirect To </text:span></text:p>
            <text:p><text:span text:style-name="T2">Anothe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8">
          <table:table-cell table:style-name="ce10" office:value-type="string" calcext:value-type="string">
            <text:p>TC#103</text:p>
          </table:table-cell>
          <table:table-cell table:style-name="ce21" office:value-type="string" calcext:value-type="string">
            <text:p>check Blog Category</text:p>
            <text:p>(Trend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Blog Category</text:p>
            <text:p>Step3)Click on Trends Links</text:p>
          </table:table-cell>
          <table:table-cell table:style-name="ce30" office:value-type="string" calcext:value-type="string">
            <text:p>Upon Click on Trends Links it </text:p>
            <text:p>is Clickable and Redirecting</text:p>
            <text:p>To Trends page</text:p>
          </table:table-cell>
          <table:table-cell table:style-name="ce32" office:value-type="string" calcext:value-type="string">
            <text:p><text:span text:style-name="T2">Upon Click on Trends Links  should </text:span></text:p>
            <text:p><text:span text:style-name="T2">Be Clickable and Redirect To </text:span></text:p>
            <text:p><text:span text:style-name="T2">Trend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7">
          <table:table-cell table:style-name="ce10" office:value-type="string" calcext:value-type="string">
            <text:p>TC#104</text:p>
          </table:table-cell>
          <table:table-cell table:style-name="ce21" office:value-type="string" calcext:value-type="string">
            <text:p>check Blog Category</text:p>
            <text:p>(Ramadhan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Blog Category</text:p>
            <text:p>Step3)Click on Ramadhan Links</text:p>
          </table:table-cell>
          <table:table-cell table:style-name="ce30" office:value-type="string" calcext:value-type="string">
            <text:p>Upon Click on Ramadhan Links</text:p>
            <text:p>it is Clickable and Redirecting</text:p>
            <text:p>To Ramadhan page</text:p>
          </table:table-cell>
          <table:table-cell table:style-name="ce32" office:value-type="string" calcext:value-type="string">
            <text:p><text:span text:style-name="T2">Upon Click on Ramadhan Links it </text:span></text:p>
            <text:p><text:span text:style-name="T2">Should Be Clickable and Redirect </text:span></text:p>
            <text:p><text:span text:style-name="T2">To Ramadhan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8">
          <table:table-cell table:style-name="ce10" office:value-type="string" calcext:value-type="string">
            <text:p>TC#105</text:p>
          </table:table-cell>
          <table:table-cell table:style-name="ce21" office:value-type="string" calcext:value-type="string">
            <text:p>check Blog Category</text:p>
            <text:p>(Eid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Blog Category</text:p>
            <text:p>Step3)Click on Eid Links</text:p>
          </table:table-cell>
          <table:table-cell table:style-name="ce30" office:value-type="string" calcext:value-type="string">
            <text:p>Upon Click on Eid Links it is </text:p>
            <text:p>Clickable and Redirecting</text:p>
            <text:p>To Eid page</text:p>
          </table:table-cell>
          <table:table-cell table:style-name="ce32" office:value-type="string" calcext:value-type="string">
            <text:p><text:span text:style-name="T2">Upon Click on Eid Links it should </text:span></text:p>
            <text:p><text:span text:style-name="T2">Be Clickable and Redirect To </text:span></text:p>
            <text:p><text:span text:style-name="T2">Eid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8">
          <table:table-cell table:style-name="ce10" office:value-type="string" calcext:value-type="string">
            <text:p>TC#106</text:p>
          </table:table-cell>
          <table:table-cell table:style-name="ce21" office:value-type="string" calcext:value-type="string">
            <text:p>check Blog Category</text:p>
            <text:p>(Inspiration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Blog Category</text:p>
            <text:p>Step3)Click on Inspiration Links</text:p>
          </table:table-cell>
          <table:table-cell table:style-name="ce30" office:value-type="string" calcext:value-type="string">
            <text:p>Upon Click on Inspiration Links</text:p>
            <text:p>it is Clickable and Redirecting</text:p>
            <text:p>To Inspiration page</text:p>
          </table:table-cell>
          <table:table-cell table:style-name="ce32" office:value-type="string" calcext:value-type="string">
            <text:p><text:span text:style-name="T2">Upon Click on Inspiration Links it </text:span></text:p>
            <text:p><text:span text:style-name="T2">Should Be Clickable and Redirect To </text:span></text:p>
            <text:p><text:span text:style-name="T2">Inspiration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9">
          <table:table-cell table:style-name="ce10" office:value-type="string" calcext:value-type="string">
            <text:p>TC#107</text:p>
          </table:table-cell>
          <table:table-cell table:style-name="ce21" office:value-type="string" calcext:value-type="string">
            <text:p>check Blog Category</text:p>
            <text:p>(Tag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Blog Category</text:p>
            <text:p>Step3)Click on Tag Links</text:p>
          </table:table-cell>
          <table:table-cell table:style-name="ce30" office:value-type="string" calcext:value-type="string">
            <text:p>Upon Click on Tag Links it is </text:p>
            <text:p>Clickable and Redirecting</text:p>
            <text:p>To Tag page</text:p>
          </table:table-cell>
          <table:table-cell table:style-name="ce32" office:value-type="string" calcext:value-type="string">
            <text:p><text:span text:style-name="T2">Upon Click on Tag Links it should </text:span></text:p>
            <text:p><text:span text:style-name="T2">Be Clickable and Redirect To </text:span></text:p>
            <text:p><text:span text:style-name="T2">Tag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7">
          <table:table-cell table:style-name="ce10" office:value-type="string" calcext:value-type="string">
            <text:p>TC#108</text:p>
          </table:table-cell>
          <table:table-cell table:style-name="ce19" office:value-type="string" calcext:value-type="string">
            <text:p>check ReadMore Button</text:p>
            <text:p>(Blog Category)</text:p>
          </table:table-cell>
          <table:table-cell table:style-name="ce30"/>
          <table:table-cell table:style-name="ce30" office:value-type="string" calcext:value-type="string">
            <text:p>Step1)Open Abayabuth HomePage  </text:p>
            <text:p>Step2)Place a cursor on Read</text:p>
            <text:p>More Button</text:p>
          </table:table-cell>
          <table:table-cell table:style-name="ce32" office:value-type="string" calcext:value-type="string">
            <text:p><text:span text:style-name="T2">ReadMore Button Color</text:span></text:p>
            <text:p><text:span text:style-name="T2">Changes when cursor place</text:span></text:p>
            <text:p><text:span text:style-name="T2">on it</text:span></text:p>
          </table:table-cell>
          <table:table-cell table:style-name="ce32" office:value-type="string" calcext:value-type="string">
            <text:p><text:span text:style-name="T2">ReadMore Button Color </text:span></text:p>
            <text:p><text:span text:style-name="T2">Should Change when </text:span></text:p>
            <text:p><text:span text:style-name="T2">cursor place on it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7">
          <table:table-cell table:style-name="ce10" office:value-type="string" calcext:value-type="string">
            <text:p>TC#109</text:p>
          </table:table-cell>
          <table:table-cell table:style-name="ce19" office:value-type="string" calcext:value-type="string">
            <text:p>check ReadMore Button</text:p>
            <text:p>(Blog Category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<text:span text:style-name="T1">Step2)Place a cursor on ReadMore</text:span></text:p>
            <text:p><text:span text:style-name="T1">Button</text:span></text:p>
          </table:table-cell>
          <table:table-cell table:style-name="ce32" office:value-type="string" calcext:value-type="string">
            <text:p>Cursor arrow is changed as </text:p>
            <text:p>Hand Icon</text:p>
          </table:table-cell>
          <table:table-cell table:style-name="ce32" office:value-type="string" calcext:value-type="string">
            <text:p>Cursor arrow Should </text:p>
            <text:p>changed as Hand Icon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59">
          <table:table-cell table:style-name="ce10" office:value-type="string" calcext:value-type="string">
            <text:p>TC#110</text:p>
          </table:table-cell>
          <table:table-cell table:style-name="ce19" office:value-type="string" calcext:value-type="string">
            <text:p>check ReadMore Button</text:p>
            <text:p>(Blog Category)</text:p>
          </table:table-cell>
          <table:table-cell table:style-name="ce30"/>
          <table:table-cell table:style-name="ce30" office:value-type="string" calcext:value-type="string">
            <text:p>Step1)Open Abayabuth Home</text:p>
            <text:p>Page  </text:p>
            <text:p>Step2)Click on ReadMore Button</text:p>
          </table:table-cell>
          <table:table-cell table:style-name="ce32" office:value-type="string" calcext:value-type="string">
            <text:p>ReadMore Button is Clickable </text:p>
          </table:table-cell>
          <table:table-cell table:style-name="ce32" office:value-type="string" calcext:value-type="string">
            <text:p><text:span text:style-name="T2">ReadMore Button </text:span></text:p>
            <text:p><text:span text:style-name="T2">Should be Clickable </text:span></text:p>
            <text:p/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0">
          <table:table-cell table:style-name="ce10" office:value-type="string" calcext:value-type="string">
            <text:p>TC#111</text:p>
          </table:table-cell>
          <table:table-cell table:style-name="ce21" office:value-type="string" calcext:value-type="string">
            <text:p>Check My Account Page</text:p>
            <text:p>(Name TextField)</text:p>
          </table:table-cell>
          <table:table-cell table:style-name="ce30"/>
          <table:table-cell table:style-name="ce30" office:value-type="string" calcext:value-type="string">
            <text:p>Step1)Open Abayabuth  HomePage</text:p>
            <text:p>Step2)Click on My Account in Home </text:p>
            <text:p>Page</text:p>
            <text:p>Step3)Click on Name Text Field</text:p>
          </table:table-cell>
          <table:table-cell table:style-name="ce30" office:value-type="string" calcext:value-type="string">
            <text:p>TextBox is clickable and Cursor</text:p>
            <text:p>Arrow is Changed as Input Text</text:p>
          </table:table-cell>
          <table:table-cell table:style-name="ce32" office:value-type="string" calcext:value-type="string">
            <text:p><text:span text:style-name="T2">TextBox should be clickable</text:span></text:p>
            <text:p><text:span text:style-name="T2">and Cursor Arrow is Changed as Input </text:span></text:p>
            <text:p><text:span text:style-name="T2">Text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8">
          <table:table-cell table:style-name="ce10" office:value-type="string" calcext:value-type="string">
            <text:p>TC#112</text:p>
          </table:table-cell>
          <table:table-cell table:style-name="ce21" office:value-type="string" calcext:value-type="string">
            <text:p>Check My Account Page</text:p>
            <text:p> (Save Button)</text:p>
          </table:table-cell>
          <table:table-cell table:style-name="ce30"/>
          <table:table-cell table:style-name="ce30" office:value-type="string" calcext:value-type="string">
            <text:p>Step1)Open Abayabuth HomePage </text:p>
            <text:p>Step2)Click on My Account</text:p>
            <text:p>Step3) Fill all necessary Details</text:p>
            <text:p>Click on Save Button</text:p>
          </table:table-cell>
          <table:table-cell table:style-name="ce30" office:value-type="string" calcext:value-type="string">
            <text:p>Save Button Clickable and </text:p>
            <text:p>Accepting the Information</text:p>
          </table:table-cell>
          <table:table-cell table:style-name="ce32" office:value-type="string" calcext:value-type="string">
            <text:p>Save Button should be Clickable </text:p>
            <text:p>And Accepting the Information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0">
          <table:table-cell table:style-name="ce10" office:value-type="string" calcext:value-type="string">
            <text:p>TC#113</text:p>
          </table:table-cell>
          <table:table-cell table:style-name="ce21" office:value-type="string" calcext:value-type="string">
            <text:p>Check My Account Page</text:p>
            <text:p>(NewsLetter Checkbox)</text:p>
          </table:table-cell>
          <table:table-cell table:style-name="ce30"/>
          <table:table-cell table:style-name="ce32" office:value-type="string" calcext:value-type="string">
            <text:p><text:span text:style-name="T2">Step1)Open Abayabuth HomePage </text:span></text:p>
            <text:p><text:span text:style-name="T2">Step2)Click on My Account</text:span></text:p>
            <text:p><text:span text:style-name="T2">Step3) Fill all necessary Details</text:span></text:p>
            <text:p><text:span text:style-name="T2">Click on CheckBox(NewsLetter)</text:span></text:p>
          </table:table-cell>
          <table:table-cell table:style-name="ce30" office:value-type="string" calcext:value-type="string">
            <text:p><text:span text:style-name="T1">CheckBox(NewsLetter)is</text:span></text:p>
            <text:p><text:span text:style-name="T1">Clickable and Enabling</text:span></text:p>
          </table:table-cell>
          <table:table-cell table:style-name="ce32" office:value-type="string" calcext:value-type="string">
            <text:p><text:span text:style-name="T2">CheckBox(NewsLetter)is</text:span></text:p>
            <text:p><text:span text:style-name="T2">Clickable and 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1">
          <table:table-cell table:style-name="ce10" office:value-type="string" calcext:value-type="string">
            <text:p>TC#111</text:p>
          </table:table-cell>
          <table:table-cell table:style-name="ce21" office:value-type="string" calcext:value-type="string">
            <text:p>Check My Account Page</text:p>
            <text:p>(personal Deatils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My Account</text:p>
            <text:p>Step3)In Primary details ,Click on </text:p>
            <text:p>Personal Details link</text:p>
            <text:p/>
          </table:table-cell>
          <table:table-cell table:style-name="ce30" office:value-type="string" calcext:value-type="string">
            <text:p><text:span text:style-name="T1">Personal Details link is </text:span></text:p>
            <text:p><text:span text:style-name="T1">Clickable and Redirecting to </text:span></text:p>
            <text:p><text:span text:style-name="T1">Personal deatils Page</text:span></text:p>
          </table:table-cell>
          <table:table-cell table:style-name="ce32" office:value-type="string" calcext:value-type="string">
            <text:p><text:span text:style-name="T2">Personal Details link should be</text:span></text:p>
            <text:p><text:span text:style-name="T2">Clickable and Redirecting to </text:span></text:p>
            <text:p><text:span text:style-name="T2">Personal deatils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1">
          <table:table-cell table:style-name="ce10" office:value-type="string" calcext:value-type="string">
            <text:p>TC#112</text:p>
          </table:table-cell>
          <table:table-cell table:style-name="ce21" office:value-type="string" calcext:value-type="string">
            <text:p>Check My Account Page</text:p>
            <text:p>(Change Password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My Account</text:p>
            <text:p>Step3)In Primary details ,Click on </text:p>
            <text:p>Change Password link</text:p>
            <text:p/>
          </table:table-cell>
          <table:table-cell table:style-name="ce32" office:value-type="string" calcext:value-type="string">
            <text:p><text:span text:style-name="T2">Change Password link is </text:span></text:p>
            <text:p><text:span text:style-name="T2">Clickable and Redirecting to </text:span></text:p>
            <text:p><text:span text:style-name="T2">Change Password Page</text:span></text:p>
          </table:table-cell>
          <table:table-cell table:style-name="ce32" office:value-type="string" calcext:value-type="string">
            <text:p><text:span text:style-name="T2">Change Password link should be</text:span></text:p>
            <text:p><text:span text:style-name="T2">Clickable and Redirecting to </text:span></text:p>
            <text:p><text:span text:style-name="T2">Change Password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2">
          <table:table-cell table:style-name="ce10" office:value-type="string" calcext:value-type="string">
            <text:p>TC#113</text:p>
          </table:table-cell>
          <table:table-cell table:style-name="ce21" office:value-type="string" calcext:value-type="string">
            <text:p>Check My Account Page</text:p>
            <text:p>(Address Book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My Account</text:p>
            <text:p>Step3)In Primary details ,Click on </text:p>
            <text:p>Address Book link</text:p>
            <text:p/>
          </table:table-cell>
          <table:table-cell table:style-name="ce32" office:value-type="string" calcext:value-type="string">
            <text:p><text:span text:style-name="T2">Address Book link is </text:span></text:p>
            <text:p><text:span text:style-name="T2">Clickable and Redirecting to </text:span></text:p>
            <text:p><text:span text:style-name="T2">Address Book Page</text:span></text:p>
          </table:table-cell>
          <table:table-cell table:style-name="ce32" office:value-type="string" calcext:value-type="string">
            <text:p><text:span text:style-name="T2">Address Book link should be</text:span></text:p>
            <text:p><text:span text:style-name="T2">Clickable and Redirecting to </text:span></text:p>
            <text:p><text:span text:style-name="T2">Address Book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5">
          <table:table-cell table:style-name="ce10" office:value-type="string" calcext:value-type="string">
            <text:p>TC#114</text:p>
          </table:table-cell>
          <table:table-cell table:style-name="ce21" office:value-type="string" calcext:value-type="string">
            <text:p>Check My Account Page</text:p>
            <text:p>(Yours order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My Account</text:p>
            <text:p>Step3)In Primary details ,Click on </text:p>
            <text:p>Yours order link</text:p>
            <text:p/>
          </table:table-cell>
          <table:table-cell table:style-name="ce32" office:value-type="string" calcext:value-type="string">
            <text:p><text:span text:style-name="T2">Yours order link is </text:span></text:p>
            <text:p><text:span text:style-name="T2">Clickable and Redirecting to </text:span></text:p>
            <text:p><text:span text:style-name="T2">Yours order Page</text:span></text:p>
          </table:table-cell>
          <table:table-cell table:style-name="ce32" office:value-type="string" calcext:value-type="string">
            <text:p><text:span text:style-name="T2">Yours order link should be</text:span></text:p>
            <text:p><text:span text:style-name="T2">Clickable and Redirecting to </text:span></text:p>
            <text:p><text:span text:style-name="T2">Yours orde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3">
          <table:table-cell table:style-name="ce10" office:value-type="string" calcext:value-type="string">
            <text:p>TC#115</text:p>
          </table:table-cell>
          <table:table-cell table:style-name="ce21" office:value-type="string" calcext:value-type="string">
            <text:p>Check My Account Page</text:p>
            <text:p>(Loyality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My Account</text:p>
            <text:p>Step3)In Primary details ,Click on </text:p>
            <text:p>Loyality link</text:p>
            <text:p/>
          </table:table-cell>
          <table:table-cell table:style-name="ce32" office:value-type="string" calcext:value-type="string">
            <text:p><text:span text:style-name="T2">Loyality link is </text:span></text:p>
            <text:p><text:span text:style-name="T2">Clickable and Redirecting to </text:span></text:p>
            <text:p><text:span text:style-name="T2">Loyality Page</text:span></text:p>
          </table:table-cell>
          <table:table-cell table:style-name="ce32" office:value-type="string" calcext:value-type="string">
            <text:p><text:span text:style-name="T2">Loyality link should be</text:span></text:p>
            <text:p><text:span text:style-name="T2">Clickable and Redirecting to </text:span></text:p>
            <text:p><text:span text:style-name="T2">Loyality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7">
          <table:table-cell table:style-name="ce10" office:value-type="string" calcext:value-type="string">
            <text:p>TC#116</text:p>
          </table:table-cell>
          <table:table-cell table:style-name="ce21" office:value-type="string" calcext:value-type="string">
            <text:p>Check My Account Page</text:p>
            <text:p>(Logout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Step2)Click on My Account</text:p>
            <text:p>Step3)In Primary details ,Click on </text:p>
            <text:p>Change Password link</text:p>
            <text:p/>
          </table:table-cell>
          <table:table-cell table:style-name="ce32" office:value-type="string" calcext:value-type="string">
            <text:p><text:span text:style-name="T2">Change Password link is </text:span></text:p>
            <text:p><text:span text:style-name="T2">Clickable and Redirecting to </text:span></text:p>
            <text:p><text:span text:style-name="T2">Change Password Page</text:span></text:p>
          </table:table-cell>
          <table:table-cell table:style-name="ce32" office:value-type="string" calcext:value-type="string">
            <text:p><text:span text:style-name="T2">Change Password link should be</text:span></text:p>
            <text:p><text:span text:style-name="T2">Clickable and Redirecting to </text:span></text:p>
            <text:p><text:span text:style-name="T2">Change Password Page</text:span>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64">
          <table:table-cell table:style-name="ce10" office:value-type="string" calcext:value-type="string">
            <text:p>TC#117</text:p>
          </table:table-cell>
          <table:table-cell table:style-name="ce21" office:value-type="string" calcext:value-type="string">
            <text:p>Check Your cart Page</text:p>
            <text:p> (Add to cart button)</text:p>
          </table:table-cell>
          <table:table-cell table:style-name="ce30"/>
          <table:table-cell table:style-name="ce30" office:value-type="string" calcext:value-type="string">
            <text:p>Step1)Open Abayabuth  HomePage</text:p>
            <text:p>Step2)Click on (Luxury Black Open</text:p>
            <text:p>Jacket Abaya with Floral Organza)</text:p>
            <text:p>step3)Select size(54)</text:p>
            <text:p>Step4) Click on Add to Cart</text:p>
          </table:table-cell>
          <table:table-cell table:style-name="ce32" office:value-type="string" calcext:value-type="string">
            <text:p><text:span text:style-name="T2">Luxury Black Open Jacket </text:span></text:p>
            <text:p><text:span text:style-name="T2">Abaya with Floral Organza </text:span></text:p>
            <text:p><text:span text:style-name="T2">Is  added to cart</text:span></text:p>
          </table:table-cell>
          <table:table-cell table:style-name="ce30" office:value-type="string" calcext:value-type="string">
            <text:p><text:span text:style-name="T1">Luxury Black Open Jacket </text:span></text:p>
            <text:p><text:span text:style-name="T1">Abaya with Floral Organza </text:span></text:p>
            <text:p><text:span text:style-name="T1">Should be added to cart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5">
          <table:table-cell table:style-name="ce10" office:value-type="string" calcext:value-type="string">
            <text:p>TC#118</text:p>
          </table:table-cell>
          <table:table-cell table:style-name="ce21" office:value-type="string" calcext:value-type="string">
            <text:p>Check Your Cart Page</text:p>
            <text:p>(Product Quantity)</text:p>
          </table:table-cell>
          <table:table-cell table:style-name="ce30"/>
          <table:table-cell table:style-name="ce30" office:value-type="string" calcext:value-type="string">
            <text:p>Step1)Open Abayabuth  HomePage</text:p>
            <text:p>Step2)Add products(Tape Lace Dress)</text:p>
            <text:p>to cart</text:p>
            <text:p>Step3)Click on (-) in Your Cart</text:p>
            <text:p>Step4)Observe the your Cart Screen</text:p>
          </table:table-cell>
          <table:table-cell table:style-name="ce30" office:value-type="string" calcext:value-type="string">
            <text:p>Product Quantity is decreased</text:p>
          </table:table-cell>
          <table:table-cell table:style-name="ce30" office:value-type="string" calcext:value-type="string">
            <text:p>Quantity of the product must be </text:p>
            <text:p>Decreased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5">
          <table:table-cell table:style-name="ce10" office:value-type="string" calcext:value-type="string">
            <text:p>TC#119</text:p>
          </table:table-cell>
          <table:table-cell table:style-name="ce21" office:value-type="string" calcext:value-type="string">
            <text:p>Check Your Cart Page</text:p>
            <text:p>(Product Quantity)</text:p>
          </table:table-cell>
          <table:table-cell table:style-name="ce30"/>
          <table:table-cell table:style-name="ce30" office:value-type="string" calcext:value-type="string">
            <text:p>Step1)Open Abayabuth  HomePage</text:p>
            <text:p>Step2)Add products(Tape Lace Dress)</text:p>
            <text:p>to cart</text:p>
            <text:p>Step3)Click on (+) in Your Cart</text:p>
            <text:p>Step4)Observe the your Cart Screen</text:p>
          </table:table-cell>
          <table:table-cell table:style-name="ce30" office:value-type="string" calcext:value-type="string">
            <text:p>Product Quantity is Increased</text:p>
          </table:table-cell>
          <table:table-cell table:style-name="ce30" office:value-type="string" calcext:value-type="string">
            <text:p>Quantity of the product must be </text:p>
            <text:p><text:span text:style-name="T1"> Increased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6">
          <table:table-cell table:style-name="ce10" office:value-type="string" calcext:value-type="string">
            <text:p>TC#120</text:p>
          </table:table-cell>
          <table:table-cell table:style-name="ce21" office:value-type="string" calcext:value-type="string">
            <text:p>Check Your Cart page</text:p>
            <text:p>(Checkout Button)</text:p>
          </table:table-cell>
          <table:table-cell table:style-name="ce30"/>
          <table:table-cell table:style-name="ce30" office:value-type="string" calcext:value-type="string">
            <text:p>Step1)Open Abayabuth  HomePage</text:p>
            <text:p>Step2)Add products(Tape Lace Dress)</text:p>
            <text:p> to cart</text:p>
            <text:p>Step3)Click on (-) in Your Cart </text:p>
            <text:p>Step4)Click on Checkout Button</text:p>
          </table:table-cell>
          <table:table-cell table:style-name="ce30" office:value-type="string" calcext:value-type="string">
            <text:p>Chekout button is clickable</text:p>
          </table:table-cell>
          <table:table-cell table:style-name="ce30" office:value-type="string" calcext:value-type="string">
            <text:p>Checkout button should 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7">
          <table:table-cell table:style-name="ce10" office:value-type="string" calcext:value-type="string">
            <text:p>TC#121</text:p>
          </table:table-cell>
          <table:table-cell table:style-name="ce21" office:value-type="string" calcext:value-type="string">
            <text:p>Check Your cart page</text:p>
            <text:p>(Canecl button)</text:p>
          </table:table-cell>
          <table:table-cell table:style-name="ce30"/>
          <table:table-cell table:style-name="ce32" office:value-type="string" calcext:value-type="string">
            <text:p><text:span text:style-name="T2">Step1)Open Abayabuth  HomePage</text:span></text:p>
            <text:p><text:span text:style-name="T2">Step2)Add products(Tape Lace Dress)</text:span></text:p>
            <text:p><text:span text:style-name="T2"> to cart</text:span></text:p>
            <text:p><text:span text:style-name="T2">Step3)Click on Canel Button(x)</text:span></text:p>
          </table:table-cell>
          <table:table-cell table:style-name="ce30" office:value-type="string" calcext:value-type="string">
            <text:p>Product is deleted from the </text:p>
            <text:p>Cart</text:p>
          </table:table-cell>
          <table:table-cell table:style-name="ce30" office:value-type="string" calcext:value-type="string">
            <text:p>Product should be dekleted from the</text:p>
            <text:p>Cart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0">
          <table:table-cell table:style-name="ce10" office:value-type="string" calcext:value-type="string">
            <text:p>TC#122</text:p>
          </table:table-cell>
          <table:table-cell table:style-name="ce21" office:value-type="string" calcext:value-type="string">
            <text:p>Verify Checkout Page</text:p>
            <text:p>(Edit Billing address)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Edit Billing address</text:p>
          </table:table-cell>
          <table:table-cell table:style-name="ce32" office:value-type="string" calcext:value-type="string">
            <text:p>Edit Billing address link is</text:p>
            <text:p>Be Clickable</text:p>
          </table:table-cell>
          <table:table-cell table:style-name="ce32" office:value-type="string" calcext:value-type="string">
            <text:p><text:span text:style-name="T2">Edit Billing address link should </text:span></text:p>
            <text:p><text:span text:style-name="T2">Be Clickabl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9">
          <table:table-cell table:style-name="ce10" office:value-type="string" calcext:value-type="string">
            <text:p>TC#123</text:p>
          </table:table-cell>
          <table:table-cell table:style-name="ce21" office:value-type="string" calcext:value-type="string">
            <text:p>Verify Checkout Page</text:p>
            <text:p>(Edit Billing address)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Edit Billing address</text:p>
          </table:table-cell>
          <table:table-cell table:style-name="ce32" office:value-type="string" calcext:value-type="string">
            <text:p>Edit Billing address link is</text:p>
            <text:p>Redirecting to another Page</text:p>
          </table:table-cell>
          <table:table-cell table:style-name="ce32" office:value-type="string" calcext:value-type="string">
            <text:p><text:span text:style-name="T2">Edit Billing address link should be</text:span></text:p>
            <text:p>Redirecting to another Pag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9">
          <table:table-cell table:style-name="ce10" office:value-type="string" calcext:value-type="string">
            <text:p>TC#124</text:p>
          </table:table-cell>
          <table:table-cell table:style-name="ce21" office:value-type="string" calcext:value-type="string">
            <text:p>Verify Checkout Page</text:p>
            <text:p>(Remove address)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Remove address</text:p>
          </table:table-cell>
          <table:table-cell table:style-name="ce32" office:value-type="string" calcext:value-type="string">
            <text:p>Remove address link is</text:p>
            <text:p>Clickable and Removing the</text:p>
            <text:p>address</text:p>
          </table:table-cell>
          <table:table-cell table:style-name="ce32" office:value-type="string" calcext:value-type="string">
            <text:p>Remove address link should be</text:p>
            <text:p>Clickable and Removing the</text:p>
            <text:p>address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8">
          <table:table-cell table:style-name="ce10" office:value-type="string" calcext:value-type="string">
            <text:p>TC#125</text:p>
          </table:table-cell>
          <table:table-cell table:style-name="ce21" office:value-type="string" calcext:value-type="string">
            <text:p>Verify Checkout Page</text:p>
            <text:p>(Checkbox Same as </text:p>
            <text:p>Shipping Address)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Checkbox(Same as </text:p>
            <text:p><text:span text:style-name="T1">Shipping Address)</text:span></text:p>
          </table:table-cell>
          <table:table-cell table:style-name="ce30" office:value-type="string" calcext:value-type="string">
            <text:p>Checkbox is Clickable</text:p>
            <text:p>And Enabling</text:p>
          </table:table-cell>
          <table:table-cell table:style-name="ce32" office:value-type="string" calcext:value-type="string">
            <text:p><text:span text:style-name="T2">Checkboxshuold be Clickable</text:span></text:p>
            <text:p><text:span text:style-name="T2">And 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9">
          <table:table-cell table:style-name="ce10" office:value-type="string" calcext:value-type="string">
            <text:p>TC#126</text:p>
          </table:table-cell>
          <table:table-cell table:style-name="ce23" office:value-type="string" calcext:value-type="string">
            <text:p>Verify Checkout Page</text:p>
            <text:p>(Plus Circle)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Plus Circle</text:p>
          </table:table-cell>
          <table:table-cell table:style-name="ce30" office:value-type="string" calcext:value-type="string">
            <text:p>Plus Circle is clickable and </text:p>
            <text:p>Redirecting to another page</text:p>
          </table:table-cell>
          <table:table-cell table:style-name="ce32" office:value-type="string" calcext:value-type="string">
            <text:p><text:span text:style-name="T2">Plus Circle should be clickable and </text:span></text:p>
            <text:p><text:span text:style-name="T2">Redirect to anothe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0">
          <table:table-cell table:style-name="ce10" office:value-type="string" calcext:value-type="string">
            <text:p>TC#127</text:p>
          </table:table-cell>
          <table:table-cell table:style-name="ce24" office:value-type="string" calcext:value-type="string">
            <text:p><text:span text:style-name="T1">Verify Checkout Page</text:span></text:p>
            <text:p><text:span text:style-name="T1">(cart)</text:span></text:p>
          </table:table-cell>
          <table:table-cell table:style-name="ce22"/>
          <table:table-cell table:style-name="ce30" office:value-type="string" calcext:value-type="string">
            <text:p>Step1)Open Checkout Page</text:p>
            <text:p>Step2)Click on Cart Link</text:p>
          </table:table-cell>
          <table:table-cell table:style-name="ce30" office:value-type="string" calcext:value-type="string">
            <text:p>Cart Link is not clickable and </text:p>
            <text:p>Not Redirecting to another </text:p>
            <text:p>Page</text:p>
          </table:table-cell>
          <table:table-cell table:style-name="ce32" office:value-type="string" calcext:value-type="string">
            <text:p><text:span text:style-name="T2">Cart Link should be clickable and </text:span></text:p>
            <text:p> Redirect to another Page</text:p>
          </table:table-cell>
          <table:table-cell table:style-name="ce30" office:value-type="string" calcext:value-type="string">
            <text:p>Fail</text:p>
          </table:table-cell>
          <table:table-cell table:style-name="ce24" office:value-type="string" calcext:value-type="string">
            <text:p>Medium</text:p>
          </table:table-cell>
          <table:table-cell table:style-name="ce24"/>
          <table:table-cell table:style-name="ce43"/>
          <table:table-cell table:number-columns-repeated="1014"/>
        </table:table-row>
        <table:table-row table:style-name="ro27">
          <table:table-cell table:style-name="ce10" office:value-type="string" calcext:value-type="string">
            <text:p>TC#128</text:p>
          </table:table-cell>
          <table:table-cell table:style-name="ce25" office:value-type="string" calcext:value-type="string">
            <text:p><text:span text:style-name="T2">Verify Checkout Page</text:span></text:p>
            <text:p><text:span text:style-name="T2">(Address)</text:span></text:p>
          </table:table-cell>
          <table:table-cell table:style-name="ce22"/>
          <table:table-cell table:style-name="ce30" office:value-type="string" calcext:value-type="string">
            <text:p>Step1)Open Checkout Page</text:p>
            <text:p>Step2)Click on <text:span text:style-name="T2">Address</text:span> Link</text:p>
          </table:table-cell>
          <table:table-cell table:style-name="ce30" office:value-type="string" calcext:value-type="string">
            <text:p><text:span text:style-name="T2">Address</text:span> Link is not clickable and </text:p>
            <text:p>Not Redirecting to <text:span text:style-name="T2">Address </text:span>Page</text:p>
          </table:table-cell>
          <table:table-cell table:style-name="ce32" office:value-type="string" calcext:value-type="string">
            <text:p><text:span text:style-name="T2">Address Link should be clickable and </text:span></text:p>
            <text:p> Redirect to <text:span text:style-name="T2">Address </text:span>Page</text:p>
          </table:table-cell>
          <table:table-cell table:style-name="ce30" office:value-type="string" calcext:value-type="string">
            <text:p>Fail</text:p>
          </table:table-cell>
          <table:table-cell table:style-name="ce21" office:value-type="string" calcext:value-type="string">
            <text:p>Medium</text:p>
          </table:table-cell>
          <table:table-cell table:style-name="ce21"/>
          <table:table-cell table:style-name="ce42"/>
          <table:table-cell table:number-columns-repeated="1014"/>
        </table:table-row>
        <table:table-row table:style-name="ro27">
          <table:table-cell table:style-name="ce10" office:value-type="string" calcext:value-type="string">
            <text:p>TC#129</text:p>
          </table:table-cell>
          <table:table-cell table:style-name="ce25" office:value-type="string" calcext:value-type="string">
            <text:p><text:span text:style-name="T2">Verify Checkout Page</text:span></text:p>
            <text:p><text:span text:style-name="T2">(Review &amp; Payment)</text:span></text:p>
          </table:table-cell>
          <table:table-cell table:style-name="ce22"/>
          <table:table-cell table:style-name="ce30" office:value-type="string" calcext:value-type="string">
            <text:p>Step1) Open Checkout Page</text:p>
            <text:p>Step2) Click on Review &amp; Payment</text:p>
            <text:p>Link</text:p>
          </table:table-cell>
          <table:table-cell table:style-name="ce30" office:value-type="string" calcext:value-type="string">
            <text:p><text:span text:style-name="T2">Review &amp; Payment</text:span> Link is not </text:p>
            <text:p>clickable and Not Redirecting to </text:p>
            <text:p><text:span text:style-name="T2">Address </text:span>Page</text:p>
          </table:table-cell>
          <table:table-cell table:style-name="ce32" office:value-type="string" calcext:value-type="string">
            <text:p><text:span text:style-name="T2">Review &amp; Payment Link should be </text:span></text:p>
            <text:p><text:span text:style-name="T2">clickable and </text:span> Redirect to <text:span text:style-name="T2">Address</text:span></text:p>
            <text:p><text:span text:style-name="T2"> </text:span>Page</text:p>
          </table:table-cell>
          <table:table-cell table:style-name="ce30" office:value-type="string" calcext:value-type="string">
            <text:p>Fail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3">
          <table:table-cell table:style-name="ce10" office:value-type="string" calcext:value-type="string">
            <text:p>TC#130</text:p>
          </table:table-cell>
          <table:table-cell table:style-name="ce25" office:value-type="string" calcext:value-type="string">
            <text:p><text:span text:style-name="T2">Verify Checkout Page</text:span></text:p>
            <text:p><text:span text:style-name="T2">(Shipping Address)</text:span></text:p>
          </table:table-cell>
          <table:table-cell table:style-name="ce22"/>
          <table:table-cell table:style-name="ce30" office:value-type="string" calcext:value-type="string">
            <text:p>Step1)Open Checkout Page</text:p>
            <text:p>Step2)Click on Shipping Address Link</text:p>
          </table:table-cell>
          <table:table-cell table:style-name="ce30" office:value-type="string" calcext:value-type="string">
            <text:p>Shipping Address is not clickable </text:p>
            <text:p>and Not Redirecting to Shipping </text:p>
            <text:p>Address Page</text:p>
          </table:table-cell>
          <table:table-cell table:style-name="ce32" office:value-type="string" calcext:value-type="string">
            <text:p><text:span text:style-name="T2">Shipping Address should be clickable</text:span></text:p>
            <text:p><text:span text:style-name="T2">and </text:span> Redirect to Shipping Address</text:p>
            <text:p> Pag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2">
          <table:table-cell table:style-name="ce10" office:value-type="string" calcext:value-type="string">
            <text:p>TC#131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Find MY address)</text:span>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Find My Address Link</text:p>
          </table:table-cell>
          <table:table-cell table:style-name="ce30" office:value-type="string" calcext:value-type="string">
            <text:p>Find My Address link is clickable and</text:p>
            <text:p>fetching the details of Find My </text:p>
            <text:p>Address Page</text:p>
          </table:table-cell>
          <table:table-cell table:style-name="ce32" office:value-type="string" calcext:value-type="string">
            <text:p>Find My Address link should be </text:p>
            <text:p>clickable and fetching the details of</text:p>
            <text:p>Find My Address Page</text:p>
          </table:table-cell>
          <table:table-cell table:style-name="ce30" office:value-type="string" calcext:value-type="string">
            <text:p>Pass </text:p>
          </table:table-cell>
          <table:table-cell table:style-name="ce32"/>
          <table:table-cell table:style-name="ce30"/>
          <table:table-cell table:style-name="ce42"/>
          <table:table-cell table:number-columns-repeated="1014"/>
        </table:table-row>
        <table:table-row table:style-name="ro62">
          <table:table-cell table:style-name="ce10" office:value-type="string" calcext:value-type="string">
            <text:p>TC#132</text:p>
          </table:table-cell>
          <table:table-cell table:style-name="ce21" office:value-type="string" calcext:value-type="string">
            <text:p><text:span text:style-name="T1">Verify Checkout Page</text:span></text:p>
            <text:p><text:span text:style-name="T1">(Name TextField)</text:span>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Name TextfIeld</text:p>
            <text:p>step3)Observe the Screen</text:p>
          </table:table-cell>
          <table:table-cell table:style-name="ce30" office:value-type="string" calcext:value-type="string">
            <text:p>Cursor Arrow is converted into</text:p>
            <text:p>PlaceHolder</text:p>
          </table:table-cell>
          <table:table-cell table:style-name="ce30" office:value-type="string" calcext:value-type="string">
            <text:p><text:span text:style-name="T1">Cursor Arrow should be converted into</text:span></text:p>
            <text:p><text:span text:style-name="T1">PlaceHolder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6">
          <table:table-cell table:style-name="ce10" office:value-type="string" calcext:value-type="string">
            <text:p>TC#133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Phone TextField)</text:span>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<text:span text:style-name="T2">Phone</text:span> TextfIeld</text:p>
            <text:p>step3)Observe the Screen</text:p>
          </table:table-cell>
          <table:table-cell table:style-name="ce30" office:value-type="string" calcext:value-type="string">
            <text:p>Cursor Arrow is converted into</text:p>
            <text:p>PlaceHolder</text:p>
          </table:table-cell>
          <table:table-cell table:style-name="ce30" office:value-type="string" calcext:value-type="string">
            <text:p><text:span text:style-name="T1">Cursor Arrow should be converted into</text:span></text:p>
            <text:p><text:span text:style-name="T1">PlaceHolder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6">
          <table:table-cell table:style-name="ce10" office:value-type="string" calcext:value-type="string">
            <text:p>TC#134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Country TextField)</text:span>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<text:span text:style-name="T1">Country</text:span> TextfIeld</text:p>
            <text:p>step3)Observe the Screen</text:p>
          </table:table-cell>
          <table:table-cell table:style-name="ce30" office:value-type="string" calcext:value-type="string">
            <text:p>Cursor Arrow is converted into</text:p>
            <text:p>PlaceHolder</text:p>
          </table:table-cell>
          <table:table-cell table:style-name="ce30" office:value-type="string" calcext:value-type="string">
            <text:p><text:span text:style-name="T1">Cursor Arrow should be converted into</text:span></text:p>
            <text:p><text:span text:style-name="T1">PlaceHolder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8">
          <table:table-cell table:style-name="ce10" office:value-type="string" calcext:value-type="string">
            <text:p>TC#135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PostCode TextField)</text:span>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<text:span text:style-name="T1">PostCode</text:span> TextfIeld</text:p>
            <text:p>step3)Observe the Screen</text:p>
          </table:table-cell>
          <table:table-cell table:style-name="ce30" office:value-type="string" calcext:value-type="string">
            <text:p>Cursor Arrow is converted into</text:p>
            <text:p>PlaceHolder</text:p>
          </table:table-cell>
          <table:table-cell table:style-name="ce30" office:value-type="string" calcext:value-type="string">
            <text:p><text:span text:style-name="T1">Cursor Arrow should be converted into</text:span></text:p>
            <text:p><text:span text:style-name="T1">PlaceHolder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8">
          <table:table-cell table:style-name="ce10" office:value-type="string" calcext:value-type="string">
            <text:p>TC#136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Address TextField)</text:span>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<text:span text:style-name="T2">Address</text:span> TextfIeld</text:p>
            <text:p>step3)Observe the Screen</text:p>
          </table:table-cell>
          <table:table-cell table:style-name="ce30" office:value-type="string" calcext:value-type="string">
            <text:p>Cursor Arrow is converted into</text:p>
            <text:p>PlaceHolder</text:p>
          </table:table-cell>
          <table:table-cell table:style-name="ce30" office:value-type="string" calcext:value-type="string">
            <text:p><text:span text:style-name="T1">Cursor Arrow should be converted into</text:span></text:p>
            <text:p><text:span text:style-name="T1">PlaceHolder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6">
          <table:table-cell table:style-name="ce10" office:value-type="string" calcext:value-type="string">
            <text:p>TC#137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State TextField)</text:span>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<text:span text:style-name="T2">State</text:span> TextfIeld</text:p>
            <text:p>step3)Observe the Screen</text:p>
          </table:table-cell>
          <table:table-cell table:style-name="ce30" office:value-type="string" calcext:value-type="string">
            <text:p>Cursor Arrow is converted into</text:p>
            <text:p>PlaceHolder</text:p>
          </table:table-cell>
          <table:table-cell table:style-name="ce30" office:value-type="string" calcext:value-type="string">
            <text:p><text:span text:style-name="T1">Cursor Arrow should be converted into</text:span></text:p>
            <text:p><text:span text:style-name="T1">PlaceHolder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9">
          <table:table-cell table:style-name="ce10" office:value-type="string" calcext:value-type="string">
            <text:p>TC#138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City TextField)</text:span>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<text:span text:style-name="T2">City </text:span> TextfIeld</text:p>
            <text:p>step3)Observe the Screen</text:p>
          </table:table-cell>
          <table:table-cell table:style-name="ce30" office:value-type="string" calcext:value-type="string">
            <text:p>Cursor Arrow is converted into</text:p>
            <text:p>PlaceHolder</text:p>
          </table:table-cell>
          <table:table-cell table:style-name="ce30" office:value-type="string" calcext:value-type="string">
            <text:p><text:span text:style-name="T1">Cursor Arrow should be converted into</text:span></text:p>
            <text:p><text:span text:style-name="T1">PlaceHolder</text:span>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70">
          <table:table-cell table:style-name="ce10" office:value-type="string" calcext:value-type="string">
            <text:p>TC#139</text:p>
          </table:table-cell>
          <table:table-cell table:style-name="ce21" office:value-type="string" calcext:value-type="string">
            <text:p><text:span text:style-name="T1">Verify Checkout Page</text:span></text:p>
            <text:p><text:span text:style-name="T1">(Back Link)</text:span></text:p>
          </table:table-cell>
          <table:table-cell table:style-name="ce30"/>
          <table:table-cell table:style-name="ce34" office:value-type="string" calcext:value-type="string">
            <text:p>Step1) Open Checkout Page</text:p>
            <text:p>Step2) Click on Back Link</text:p>
          </table:table-cell>
          <table:table-cell table:style-name="ce30" office:value-type="string" calcext:value-type="string">
            <text:p>Back Link is Clickable and redirecting</text:p>
            <text:p>To back Page</text:p>
          </table:table-cell>
          <table:table-cell table:style-name="ce30" office:value-type="string" calcext:value-type="string">
            <text:p><text:span text:style-name="T1">Back Link is Clickable and redirecting</text:span></text:p>
            <text:p><text:span text:style-name="T1">To back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2">
          <table:table-cell table:style-name="ce10" office:value-type="string" calcext:value-type="string">
            <text:p>TC#140</text:p>
          </table:table-cell>
          <table:table-cell table:style-name="ce21" office:value-type="string" calcext:value-type="string">
            <text:p>Check Checkout page</text:p>
            <text:p><text:span text:style-name="T1"> (Save Address Button)</text:span>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 Click on Save Address button</text:p>
            <text:p>Step3)observe the page</text:p>
          </table:table-cell>
          <table:table-cell table:style-name="ce30" office:value-type="string" calcext:value-type="string">
            <text:p>Save Adddress Button is Clickable </text:p>
            <text:p>and Accepting the Information</text:p>
          </table:table-cell>
          <table:table-cell table:style-name="ce32" office:value-type="string" calcext:value-type="string">
            <text:p><text:span text:style-name="T2">Save Adddress Button is Clickable </text:span></text:p>
            <text:p><text:span text:style-name="T2">and Accepting the Information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3">
          <table:table-cell table:style-name="ce10" office:value-type="string" calcext:value-type="string">
            <text:p>TC#141</text:p>
          </table:table-cell>
          <table:table-cell table:style-name="ce19" office:value-type="string" calcext:value-type="string">
            <text:p>Verify Checkout Page</text:p>
            <text:p>(Continue to Payment Button)</text:p>
          </table:table-cell>
          <table:table-cell table:style-name="ce30"/>
          <table:table-cell table:style-name="ce30" office:value-type="string" calcext:value-type="string">
            <text:p>Step1)Open Abayabuth HomePage  </text:p>
            <text:p>Step2)Place a cursor on Continue to</text:p>
            <text:p>Payment Button</text:p>
          </table:table-cell>
          <table:table-cell table:style-name="ce32" office:value-type="string" calcext:value-type="string">
            <text:p><text:span text:style-name="T2">Continue to Payment Button Color</text:span></text:p>
            <text:p><text:span text:style-name="T2">Changes when cursor place on it</text:span></text:p>
          </table:table-cell>
          <table:table-cell table:style-name="ce32" office:value-type="string" calcext:value-type="string">
            <text:p><text:span text:style-name="T2">Continue to Payment Button Color </text:span></text:p>
            <text:p><text:span text:style-name="T2">Should Change when cursor place </text:span></text:p>
            <text:p><text:span text:style-name="T2">On it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5">
          <table:table-cell table:style-name="ce10" office:value-type="string" calcext:value-type="string">
            <text:p>TC#142</text:p>
          </table:table-cell>
          <table:table-cell table:style-name="ce19" office:value-type="string" calcext:value-type="string">
            <text:p><text:span text:style-name="T1">Verify Checkout Page</text:span></text:p>
            <text:p>(Continue to Payment Button)</text:p>
          </table:table-cell>
          <table:table-cell table:style-name="ce30"/>
          <table:table-cell table:style-name="ce30" office:value-type="string" calcext:value-type="string">
            <text:p>Step1)Open Abayabuth HomePage</text:p>
            <text:p><text:span text:style-name="T1">Step2)Place a cursor on Continue to</text:span></text:p>
            <text:p><text:span text:style-name="T1">Payment Button</text:span></text:p>
          </table:table-cell>
          <table:table-cell table:style-name="ce32" office:value-type="string" calcext:value-type="string">
            <text:p>Cursor arrow is changed as </text:p>
            <text:p>Hand Icon</text:p>
          </table:table-cell>
          <table:table-cell table:style-name="ce32" office:value-type="string" calcext:value-type="string">
            <text:p>Cursor arrow Should changed as</text:p>
            <text:p>Hand Icon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9">
          <table:table-cell table:style-name="ce10" office:value-type="string" calcext:value-type="string">
            <text:p>TC#143</text:p>
          </table:table-cell>
          <table:table-cell table:style-name="ce19" office:value-type="string" calcext:value-type="string">
            <text:p><text:span text:style-name="T1">Verify Checkout Page</text:span></text:p>
            <text:p>(Continue to Payment Button)</text:p>
          </table:table-cell>
          <table:table-cell table:style-name="ce30"/>
          <table:table-cell table:style-name="ce30" office:value-type="string" calcext:value-type="string">
            <text:p>Step1)Open Abayabuth Home Page  </text:p>
            <text:p>Step2)Click on Continue to Payment</text:p>
            <text:p>Button</text:p>
          </table:table-cell>
          <table:table-cell table:style-name="ce32" office:value-type="string" calcext:value-type="string">
            <text:p>Continue to Payment Button is </text:p>
            <text:p>Clickable </text:p>
          </table:table-cell>
          <table:table-cell table:style-name="ce32" office:value-type="string" calcext:value-type="string">
            <text:p><text:span text:style-name="T2">Subscribe Button Should be Clickable </text:span></text:p>
            <text:p/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71">
          <table:table-cell table:style-name="ce10" office:value-type="string" calcext:value-type="string">
            <text:p>TC#144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Change Link)</text:span></text:p>
          </table:table-cell>
          <table:table-cell table:style-name="ce30"/>
          <table:table-cell table:style-name="ce34" office:value-type="string" calcext:value-type="string">
            <text:p>Step1) Open Checkout Page</text:p>
            <text:p>Step2) Click on <text:span text:style-name="T1">Change</text:span> Link</text:p>
          </table:table-cell>
          <table:table-cell table:style-name="ce30" office:value-type="string" calcext:value-type="string">
            <text:p><text:span text:style-name="T1">Change</text:span> Link is Clickable and </text:p>
            <text:p>Redirecting To another Page</text:p>
          </table:table-cell>
          <table:table-cell table:style-name="ce32" office:value-type="string" calcext:value-type="string">
            <text:p><text:span text:style-name="T2">Change Link is Clickable and </text:span></text:p>
            <text:p><text:span text:style-name="T2">Redirecting To anothe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7">
          <table:table-cell table:style-name="ce10" office:value-type="string" calcext:value-type="string">
            <text:p>TC#145</text:p>
          </table:table-cell>
          <table:table-cell table:style-name="ce21" office:value-type="string" calcext:value-type="string">
            <text:p><text:span text:style-name="T1">Verify Checkout Page</text:span></text:p>
            <text:p><text:span text:style-name="T1">(Remove Link)</text:span></text:p>
          </table:table-cell>
          <table:table-cell table:style-name="ce30"/>
          <table:table-cell table:style-name="ce34" office:value-type="string" calcext:value-type="string">
            <text:p>Step1) Open Checkout Page</text:p>
            <text:p>Step2) Click on <text:span text:style-name="T1">Remove</text:span> Link</text:p>
          </table:table-cell>
          <table:table-cell table:style-name="ce30" office:value-type="string" calcext:value-type="string">
            <text:p><text:span text:style-name="T1">Remove</text:span> Link is Clickable </text:p>
            <text:p/>
          </table:table-cell>
          <table:table-cell table:style-name="ce32" office:value-type="string" calcext:value-type="string">
            <text:p><text:span text:style-name="T2">Change Link is Clickable and </text:span></text:p>
            <text:p><text:span text:style-name="T2">Redirecting To anothe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72">
          <table:table-cell table:style-name="ce10" office:value-type="string" calcext:value-type="string">
            <text:p>TC#146</text:p>
          </table:table-cell>
          <table:table-cell table:style-name="ce21" office:value-type="string" calcext:value-type="string">
            <text:p><text:span text:style-name="T1">Verify Checkout Page</text:span></text:p>
            <text:p><text:span text:style-name="T1">(Remove Link)</text:span></text:p>
          </table:table-cell>
          <table:table-cell table:style-name="ce30"/>
          <table:table-cell table:style-name="ce34" office:value-type="string" calcext:value-type="string">
            <text:p>Step1) Open Checkout Page</text:p>
            <text:p>Step2) Click on <text:span text:style-name="T1">Remove</text:span> Link</text:p>
          </table:table-cell>
          <table:table-cell table:style-name="ce30" office:value-type="string" calcext:value-type="string">
            <text:p><text:span text:style-name="T1">Remove</text:span> Link is Clickable </text:p>
            <text:p/>
          </table:table-cell>
          <table:table-cell table:style-name="ce32" office:value-type="string" calcext:value-type="string">
            <text:p><text:span text:style-name="T2">Change Link is Clickable and </text:span></text:p>
            <text:p><text:span text:style-name="T2">Redirecting To another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8">
          <table:table-cell table:style-name="ce10" office:value-type="string" calcext:value-type="string">
            <text:p>TC#147</text:p>
          </table:table-cell>
          <table:table-cell table:style-name="ce19" office:value-type="string" calcext:value-type="string">
            <text:p>Verify Checkout Page</text:p>
            <text:p>(Continue  Button)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Place a cursor on Continue</text:p>
            <text:p> Button</text:p>
          </table:table-cell>
          <table:table-cell table:style-name="ce32" office:value-type="string" calcext:value-type="string">
            <text:p><text:span text:style-name="T2">Continue  Button Color</text:span></text:p>
            <text:p><text:span text:style-name="T2">Changes when cursor place on it</text:span></text:p>
          </table:table-cell>
          <table:table-cell table:style-name="ce32" office:value-type="string" calcext:value-type="string">
            <text:p><text:span text:style-name="T2">Continue to Payment Button Color </text:span></text:p>
            <text:p><text:span text:style-name="T2">Should Change when cursor place </text:span></text:p>
            <text:p><text:span text:style-name="T2">On it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35">
          <table:table-cell table:style-name="ce10" office:value-type="string" calcext:value-type="string">
            <text:p>TC#148</text:p>
          </table:table-cell>
          <table:table-cell table:style-name="ce19" office:value-type="string" calcext:value-type="string">
            <text:p><text:span text:style-name="T1">Verify Checkout Page</text:span></text:p>
            <text:p>(Continue Button)</text:p>
          </table:table-cell>
          <table:table-cell table:style-name="ce30"/>
          <table:table-cell table:style-name="ce30" office:value-type="string" calcext:value-type="string">
            <text:p>Step1)Open Checkout Page</text:p>
            <text:p><text:span text:style-name="T1">Step2)Place a cursor on Continue </text:span></text:p>
            <text:p><text:span text:style-name="T1"> Button</text:span></text:p>
          </table:table-cell>
          <table:table-cell table:style-name="ce32" office:value-type="string" calcext:value-type="string">
            <text:p>Cursor arrow is changed as Hand Icon</text:p>
          </table:table-cell>
          <table:table-cell table:style-name="ce32" office:value-type="string" calcext:value-type="string">
            <text:p>Cursor arrow Should changed as</text:p>
            <text:p>Hand Icon</text:p>
          </table:table-cell>
          <table:table-cell table:style-name="ce30" office:value-type="string" calcext:value-type="string">
            <text:p>Pass </text:p>
          </table:table-cell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32">
          <table:table-cell table:style-name="ce10" office:value-type="string" calcext:value-type="string">
            <text:p>TC#149</text:p>
          </table:table-cell>
          <table:table-cell table:style-name="ce19" office:value-type="string" calcext:value-type="string">
            <text:p><text:span text:style-name="T1">Verify Checkout Page</text:span></text:p>
            <text:p>(Continue Button)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Continue Button</text:p>
          </table:table-cell>
          <table:table-cell table:style-name="ce32" office:value-type="string" calcext:value-type="string">
            <text:p>Continue Button is Clickable </text:p>
          </table:table-cell>
          <table:table-cell table:style-name="ce32" office:value-type="string" calcext:value-type="string">
            <text:p><text:span text:style-name="T2">Continue Button Should be Clickable </text:span></text:p>
            <text:p/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9">
          <table:table-cell table:style-name="ce10" office:value-type="string" calcext:value-type="string">
            <text:p>TC#150</text:p>
          </table:table-cell>
          <table:table-cell table:style-name="ce21" office:value-type="string" calcext:value-type="string">
            <text:p>Verify Checkout Page </text:p>
            <text:p>(Shipping address Radio BUtton)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 Click on Radio Button</text:p>
            <text:p>(Shipping Address)</text:p>
          </table:table-cell>
          <table:table-cell table:style-name="ce30" office:value-type="string" calcext:value-type="string">
            <text:p>Radio Button is Clickable</text:p>
          </table:table-cell>
          <table:table-cell table:style-name="ce30" office:value-type="string" calcext:value-type="string">
            <text:p>Radio Button Should 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0">
          <table:table-cell table:style-name="ce10" office:value-type="string" calcext:value-type="string">
            <text:p>TC#151</text:p>
          </table:table-cell>
          <table:table-cell table:style-name="ce21" office:value-type="string" calcext:value-type="string">
            <text:p>Verify Checkout Page </text:p>
            <text:p>(Add Coupon Code)</text:p>
          </table:table-cell>
          <table:table-cell table:style-name="ce30"/>
          <table:table-cell table:style-name="ce30" office:value-type="string" calcext:value-type="string">
            <text:p>Step1) Open Checkout Page </text:p>
            <text:p>Step2) Click on Add Coupon Code</text:p>
            <text:p>Textbox</text:p>
            <text:p/>
          </table:table-cell>
          <table:table-cell table:style-name="ce30" office:value-type="string" calcext:value-type="string">
            <text:p>Add Coupon Code Textbox is </text:p>
            <text:p>accepting the input Text</text:p>
          </table:table-cell>
          <table:table-cell table:style-name="ce30" office:value-type="string" calcext:value-type="string">
            <text:p><text:span text:style-name="T1">Add Coupon Code Textbox should </text:span></text:p>
            <text:p><text:span text:style-name="T1">Accept the input Text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52">
          <table:table-cell table:style-name="ce10" office:value-type="string" calcext:value-type="string">
            <text:p>TC#152</text:p>
          </table:table-cell>
          <table:table-cell table:style-name="ce19" office:value-type="string" calcext:value-type="string">
            <text:p>Verify Checkout Page</text:p>
            <text:p>(Apply  Button)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Place a cursor on Apply Button</text:p>
          </table:table-cell>
          <table:table-cell table:style-name="ce32" office:value-type="string" calcext:value-type="string">
            <text:p><text:span text:style-name="T2">Apply Button Color Changes when</text:span></text:p>
            <text:p><text:span text:style-name="T2">Cursor place on it</text:span></text:p>
          </table:table-cell>
          <table:table-cell table:style-name="ce32" office:value-type="string" calcext:value-type="string">
            <text:p><text:span text:style-name="T2">Apply  Button Color Should Change</text:span></text:p>
            <text:p><text:span text:style-name="T2">when cursor place On it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3">
          <table:table-cell table:style-name="ce10" office:value-type="string" calcext:value-type="string">
            <text:p>TC#153</text:p>
          </table:table-cell>
          <table:table-cell table:style-name="ce19" office:value-type="string" calcext:value-type="string">
            <text:p><text:span text:style-name="T1">Verify Checkout Page</text:span></text:p>
            <text:p>(Apply  Button)</text:p>
          </table:table-cell>
          <table:table-cell table:style-name="ce30"/>
          <table:table-cell table:style-name="ce30" office:value-type="string" calcext:value-type="string">
            <text:p>Step1)Open Checkout Page</text:p>
            <text:p><text:span text:style-name="T1">Step2)Place a cursor on Apply Button</text:span></text:p>
          </table:table-cell>
          <table:table-cell table:style-name="ce32" office:value-type="string" calcext:value-type="string">
            <text:p>Cursor arrow is changed as Hand Icon</text:p>
          </table:table-cell>
          <table:table-cell table:style-name="ce32" office:value-type="string" calcext:value-type="string">
            <text:p>Cursor arrow Should changed as</text:p>
            <text:p>Hand Icon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8">
          <table:table-cell table:style-name="ce10" office:value-type="string" calcext:value-type="string">
            <text:p>TC#154</text:p>
          </table:table-cell>
          <table:table-cell table:style-name="ce19" office:value-type="string" calcext:value-type="string">
            <text:p><text:span text:style-name="T1">Verify Checkout Page</text:span></text:p>
            <text:p>(Apply  Button)</text:p>
          </table:table-cell>
          <table:table-cell table:style-name="ce30"/>
          <table:table-cell table:style-name="ce30" office:value-type="string" calcext:value-type="string">
            <text:p>Step1)Open Checkout Page</text:p>
            <text:p>Step2)Click on Apply Button</text:p>
          </table:table-cell>
          <table:table-cell table:style-name="ce32" office:value-type="string" calcext:value-type="string">
            <text:p>Apply Button is Clickable </text:p>
          </table:table-cell>
          <table:table-cell table:style-name="ce32" office:value-type="string" calcext:value-type="string">
            <text:p><text:span text:style-name="T2">Apply Button Should be Clickable </text:span></text:p>
            <text:p/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73">
          <table:table-cell table:style-name="ce10" office:value-type="string" calcext:value-type="string">
            <text:p>TC#155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Edit Cart link)</text:span>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 Click on <text:span text:style-name="T1">Edit Cart</text:span> Link</text:p>
          </table:table-cell>
          <table:table-cell table:style-name="ce30" office:value-type="string" calcext:value-type="string">
            <text:p>Edit Cart Link is clickable </text:p>
          </table:table-cell>
          <table:table-cell table:style-name="ce32" office:value-type="string" calcext:value-type="string">
            <text:p>Edit Cart Link should be clickabl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7">
          <table:table-cell table:style-name="ce10" office:value-type="string" calcext:value-type="string">
            <text:p>TC#156</text:p>
          </table:table-cell>
          <table:table-cell table:style-name="ce23" office:value-type="string" calcext:value-type="string">
            <text:p><text:span text:style-name="T2">Verify Checkout Page</text:span></text:p>
            <text:p><text:span text:style-name="T2">(Edit Cart link)</text:span>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 Click on <text:span text:style-name="T1">Edit Cart</text:span> Link</text:p>
          </table:table-cell>
          <table:table-cell table:style-name="ce30" office:value-type="string" calcext:value-type="string">
            <text:p>Edit Cart Link is Redirecting to cart </text:p>
            <text:p>Page</text:p>
          </table:table-cell>
          <table:table-cell table:style-name="ce32" office:value-type="string" calcext:value-type="string">
            <text:p>Edit Cart Link should be Redirect to </text:p>
            <text:p>cart Page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4">
          <table:table-cell table:style-name="ce10" office:value-type="string" calcext:value-type="string">
            <text:p>TC#157</text:p>
          </table:table-cell>
          <table:table-cell table:style-name="ce21" office:value-type="string" calcext:value-type="string">
            <text:p>Verify Checkout Page</text:p>
            <text:p>(Shipping Method)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 In Shipping method ,Click on</text:p>
            <text:p>Radio Button(Free UK shipping Free)</text:p>
          </table:table-cell>
          <table:table-cell table:style-name="ce30" office:value-type="string" calcext:value-type="string">
            <text:p>Radio Button is Clickable and Button </text:p>
            <text:p>Is enabling</text:p>
          </table:table-cell>
          <table:table-cell table:style-name="ce30" office:value-type="string" calcext:value-type="string">
            <text:p><text:span text:style-name="T3">Radio Button should be Clickable and</text:span></text:p>
            <text:p><text:span text:style-name="T3">Button Is 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6">
          <table:table-cell table:style-name="ce10" office:value-type="string" calcext:value-type="string">
            <text:p>TC#158</text:p>
          </table:table-cell>
          <table:table-cell table:style-name="ce21" office:value-type="string" calcext:value-type="string">
            <text:p>Verify Checkout Page</text:p>
            <text:p>(Shipping Method)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 In Shipping method ,Click on</text:p>
            <text:p>Radio Button(First Class Shipping</text:p>
            <text:p>GBP 2.49)</text:p>
          </table:table-cell>
          <table:table-cell table:style-name="ce30" office:value-type="string" calcext:value-type="string">
            <text:p>Radio Button is Clickable and Button </text:p>
            <text:p>Is enabling</text:p>
          </table:table-cell>
          <table:table-cell table:style-name="ce30" office:value-type="string" calcext:value-type="string">
            <text:p><text:span text:style-name="T3">Radio Button should be Clickable and</text:span></text:p>
            <text:p><text:span text:style-name="T3">Button Is 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/>
          <table:table-cell table:style-name="ce24"/>
          <table:table-cell table:style-name="ce43"/>
          <table:table-cell table:number-columns-repeated="1014"/>
        </table:table-row>
        <table:table-row table:style-name="ro56">
          <table:table-cell table:style-name="ce10" office:value-type="string" calcext:value-type="string">
            <text:p>TC#159</text:p>
          </table:table-cell>
          <table:table-cell table:style-name="ce21" office:value-type="string" calcext:value-type="string">
            <text:p>Verify Checkout Page</text:p>
            <text:p>(Shipping Method)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 In Shipping method ,Click on</text:p>
            <text:p>Radio Button(Second Class Recorded</text:p>
            <text:p>Delivery GBP 8.99)</text:p>
          </table:table-cell>
          <table:table-cell table:style-name="ce30" office:value-type="string" calcext:value-type="string">
            <text:p>Radio Button is Clickable and Button </text:p>
            <text:p>Is enabling</text:p>
          </table:table-cell>
          <table:table-cell table:style-name="ce30" office:value-type="string" calcext:value-type="string">
            <text:p><text:span text:style-name="T3">Radio Button should be Clickable and</text:span></text:p>
            <text:p><text:span text:style-name="T3">Button Is 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60">
          <table:table-cell table:style-name="ce10" office:value-type="string" calcext:value-type="string">
            <text:p>TC#160</text:p>
          </table:table-cell>
          <table:table-cell table:style-name="ce21" office:value-type="string" calcext:value-type="string">
            <text:p>Verify Checkout Page</text:p>
            <text:p>(Shipping Method)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 In Shipping method ,Click on</text:p>
            <text:p>Radio Button(First Class Recorded</text:p>
            <text:p>Delivery GBP 8.99)</text:p>
          </table:table-cell>
          <table:table-cell table:style-name="ce30" office:value-type="string" calcext:value-type="string">
            <text:p>Radio Button is Clickable and Button </text:p>
            <text:p>Is enabling</text:p>
          </table:table-cell>
          <table:table-cell table:style-name="ce30" office:value-type="string" calcext:value-type="string">
            <text:p><text:span text:style-name="T3">Radio Button should be Clickable and</text:span></text:p>
            <text:p><text:span text:style-name="T3">Button Is 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7">
          <table:table-cell table:style-name="ce10" office:value-type="string" calcext:value-type="string">
            <text:p>TC#161</text:p>
          </table:table-cell>
          <table:table-cell table:style-name="ce21" office:value-type="string" calcext:value-type="string">
            <text:p>Verify Checkout Page</text:p>
            <text:p>(Shipping Method)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 In Shipping method ,Click on</text:p>
            <text:p>Radio Button(Special Next Day </text:p>
            <text:p>Delivery(Weekday Only)GBP 13.50)</text:p>
          </table:table-cell>
          <table:table-cell table:style-name="ce30" office:value-type="string" calcext:value-type="string">
            <text:p>Radio Button is Clickable and Button </text:p>
            <text:p>Is enabling</text:p>
          </table:table-cell>
          <table:table-cell table:style-name="ce30" office:value-type="string" calcext:value-type="string">
            <text:p><text:span text:style-name="T3">Radio Button should be Clickable and</text:span></text:p>
            <text:p><text:span text:style-name="T3">Button Is 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11">
          <table:table-cell table:style-name="ce10" office:value-type="string" calcext:value-type="string">
            <text:p>TC#162</text:p>
          </table:table-cell>
          <table:table-cell table:style-name="ce21" office:value-type="string" calcext:value-type="string">
            <text:p>Verify Checkout Page </text:p>
            <text:p>(Use Loyalty)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In Use Loyalty,Click on Check</text:p>
            <text:p>Box(1000 Points)</text:p>
          </table:table-cell>
          <table:table-cell table:style-name="ce30" office:value-type="string" calcext:value-type="string">
            <text:p>Checkbox is Clickable And Enabling</text:p>
          </table:table-cell>
          <table:table-cell table:style-name="ce30" office:value-type="string" calcext:value-type="string">
            <text:p><text:span text:style-name="T1">Checkbox should be Clickable And</text:span></text:p>
            <text:p><text:span text:style-name="T1">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74">
          <table:table-cell table:style-name="ce10" office:value-type="string" calcext:value-type="string">
            <text:p>TC#163</text:p>
          </table:table-cell>
          <table:table-cell table:style-name="ce21" office:value-type="string" calcext:value-type="string">
            <text:p>Verify Checkout Page</text:p>
            <text:p> (Payment Method)</text:p>
          </table:table-cell>
          <table:table-cell table:style-name="ce30"/>
          <table:table-cell table:style-name="ce30" office:value-type="string" calcext:value-type="string">
            <text:p>Step1) Open Checkout Page </text:p>
            <text:p>Step2) In Payment method(click on</text:p>
            <text:p>Credit/Debit card Radio Button)</text:p>
          </table:table-cell>
          <table:table-cell table:style-name="ce30" office:value-type="string" calcext:value-type="string">
            <text:p>Radio Button is Clickable and Radio</text:p>
            <text:p>Button Is enabling</text:p>
          </table:table-cell>
          <table:table-cell table:style-name="ce30" office:value-type="string" calcext:value-type="string">
            <text:p><text:span text:style-name="T3">Radio Button should be Clickable and</text:span></text:p>
            <text:p><text:span text:style-name="T3">Button Is 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6">
          <table:table-cell table:style-name="ce10" office:value-type="string" calcext:value-type="string">
            <text:p>TC#164</text:p>
          </table:table-cell>
          <table:table-cell table:style-name="ce21" office:value-type="string" calcext:value-type="string">
            <text:p>Verify Checkout Page</text:p>
            <text:p> (Payment Method)</text:p>
          </table:table-cell>
          <table:table-cell table:style-name="ce30"/>
          <table:table-cell table:style-name="ce30" office:value-type="string" calcext:value-type="string">
            <text:p>Step1) Open Checkout Page </text:p>
            <text:p>Step2) In Payment method(click on</text:p>
            <text:p>Paypal Radio Button)</text:p>
          </table:table-cell>
          <table:table-cell table:style-name="ce30" office:value-type="string" calcext:value-type="string">
            <text:p>Radio Button is Clickable and Radio</text:p>
            <text:p>Button Is enabling</text:p>
          </table:table-cell>
          <table:table-cell table:style-name="ce30" office:value-type="string" calcext:value-type="string">
            <text:p><text:span text:style-name="T3">Radio Button should be Clickable and</text:span></text:p>
            <text:p><text:span text:style-name="T3">Button Is enabling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29">
          <table:table-cell table:style-name="ce10" office:value-type="string" calcext:value-type="string">
            <text:p>TC#165</text:p>
          </table:table-cell>
          <table:table-cell table:style-name="ce21" office:value-type="string" calcext:value-type="string">
            <text:p>Verify Checkout Page </text:p>
            <text:p> (Terms and Condition)</text:p>
          </table:table-cell>
          <table:table-cell table:style-name="ce30"/>
          <table:table-cell table:style-name="ce30" office:value-type="string" calcext:value-type="string">
            <text:p>Step1) Open Checkout Page </text:p>
            <text:p>Step2) In Please note, Click on</text:p>
            <text:p>Terms and Conditions Link</text:p>
          </table:table-cell>
          <table:table-cell table:style-name="ce32" office:value-type="string" calcext:value-type="string">
            <text:p>Terms and Conditions Link is </text:p>
            <text:p>Clickable and Link Is enabling</text:p>
          </table:table-cell>
          <table:table-cell table:style-name="ce32" office:value-type="string" calcext:value-type="string">
            <text:p>Terms and Conditions Link should be </text:p>
            <text:p>Clickable and Link Is enabling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49">
          <table:table-cell table:style-name="ce10" office:value-type="string" calcext:value-type="string">
            <text:p>TC#166</text:p>
          </table:table-cell>
          <table:table-cell table:style-name="ce21" office:value-type="string" calcext:value-type="string">
            <text:p>Verify Checkout Page </text:p>
            <text:p> (Place Order)</text:p>
          </table:table-cell>
          <table:table-cell table:style-name="ce30"/>
          <table:table-cell table:style-name="ce30" office:value-type="string" calcext:value-type="string">
            <text:p>Step1) Open Checkout Page</text:p>
            <text:p>Step2)In Payment Method, Click on</text:p>
            <text:p>Query(?) Icon</text:p>
          </table:table-cell>
          <table:table-cell table:style-name="ce30" office:value-type="string" calcext:value-type="string">
            <text:p><text:span text:style-name="T1">Query(?) Icon is Clickable and </text:span></text:p>
            <text:p><text:span text:style-name="T1">redirecting to Query page</text:span></text:p>
          </table:table-cell>
          <table:table-cell table:style-name="ce30" office:value-type="string" calcext:value-type="string">
            <text:p><text:span text:style-name="T1">Query(?) Icon should be Clickable and </text:span></text:p>
            <text:p><text:span text:style-name="T1">redirecting to Query page</text:span></text:p>
          </table:table-cell>
          <table:table-cell table:style-name="ce30" office:value-type="string" calcext:value-type="string">
            <text:p>Pass </text:p>
          </table:table-cell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7">
          <table:table-cell table:style-name="ce10"/>
          <table:table-cell table:style-name="ce21"/>
          <table:table-cell table:style-name="ce30" table:number-columns-repeated="5"/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7">
          <table:table-cell table:style-name="ce10"/>
          <table:table-cell table:style-name="ce24"/>
          <table:table-cell table:style-name="ce22" table:number-columns-repeated="5"/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7" table:number-rows-repeated="2">
          <table:table-cell table:style-name="ce10"/>
          <table:table-cell table:style-name="ce21"/>
          <table:table-cell table:style-name="ce30" table:number-columns-repeated="5"/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7" table:number-rows-repeated="7">
          <table:table-cell table:style-name="ce11"/>
          <table:table-cell table:style-name="ce21"/>
          <table:table-cell table:style-name="ce30" table:number-columns-repeated="5"/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7">
          <table:table-cell table:style-name="ce12"/>
          <table:table-cell table:style-name="ce24"/>
          <table:table-cell table:style-name="ce22" table:number-columns-repeated="5"/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7" table:number-rows-repeated="9">
          <table:table-cell table:style-name="ce11"/>
          <table:table-cell table:style-name="ce21"/>
          <table:table-cell table:style-name="ce30" table:number-columns-repeated="5"/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7">
          <table:table-cell table:style-name="ce12"/>
          <table:table-cell table:style-name="ce24"/>
          <table:table-cell table:style-name="ce22" table:number-columns-repeated="5"/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7" table:number-rows-repeated="9">
          <table:table-cell table:style-name="ce11"/>
          <table:table-cell table:style-name="ce21"/>
          <table:table-cell table:style-name="ce30" table:number-columns-repeated="5"/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7">
          <table:table-cell table:style-name="ce12"/>
          <table:table-cell table:style-name="ce24"/>
          <table:table-cell table:style-name="ce22" table:number-columns-repeated="5"/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7" table:number-rows-repeated="9">
          <table:table-cell table:style-name="ce11"/>
          <table:table-cell table:style-name="ce21"/>
          <table:table-cell table:style-name="ce30" table:number-columns-repeated="5"/>
          <table:table-cell table:style-name="ce21" table:number-columns-repeated="2"/>
          <table:table-cell table:style-name="ce42"/>
          <table:table-cell table:number-columns-repeated="1014"/>
        </table:table-row>
        <table:table-row table:style-name="ro7">
          <table:table-cell table:style-name="ce12"/>
          <table:table-cell table:style-name="ce24"/>
          <table:table-cell table:style-name="ce22" table:number-columns-repeated="5"/>
          <table:table-cell table:style-name="ce24" table:number-columns-repeated="2"/>
          <table:table-cell table:style-name="ce43"/>
          <table:table-cell table:number-columns-repeated="1014"/>
        </table:table-row>
        <table:table-row table:style-name="ro7" table:number-rows-repeated="104835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ardana" svg:font-family="Vardana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/>
      <number:text>/</number:text>
      <number:month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 style:data-style-name="N2" text:time-value="10:47:23.855864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4:50:40.379190100</meta:creation-date>
    <dc:date>2019-05-27T10:53:24.839168082</dc:date>
    <meta:editing-cycles>247</meta:editing-cycles>
    <meta:editing-duration>P1DT1H4M20S</meta:editing-duration>
    <meta:generator>LibreOffice/4.2.8.2$Linux_X86_64 LibreOffice_project/420m0$Build-2</meta:generator>
    <meta:document-statistic meta:table-count="1" meta:cell-count="1050" meta:object-count="0"/>
  </office:meta>
</office:document-meta>
</file>